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557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 Summary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ndition</text:p>
          </table:table-cell>
          <table:table-cell table:formula="of:=[$'Results FHF SHF'.A17]" office:value-type="string" office:string-value="pHH3 / FHF" calcext:value-type="string">
            <text:p>pHH3 / FHF</text:p>
          </table:table-cell>
          <table:table-cell table:formula="of:=[$'Results FHF SHF'.B17]" office:value-type="string" office:string-value="pHH3 / SHF" calcext:value-type="string">
            <text:p>pHH3 / SHF</text:p>
          </table:table-cell>
          <table:table-cell table:formula="of:=[$'Results FHF SHF'.C17]" office:value-type="string" office:string-value="FHF / SHF" calcext:value-type="string">
            <text:p>FHF / SHF</text:p>
          </table:table-cell>
          <table:table-cell table:formula="of:=[$'Results FHF SHF'.D17]" office:value-type="string" office:string-value="SHF / total" calcext:value-type="string">
            <text:p>SHF / total</text:p>
          </table:table-cell>
        </table:table-row>
        <table:table-row table:style-name="ro1">
          <table:table-cell table:formula="of:=[$'Results FHF SHF'.A1]" office:value-type="string" office:string-value="Control" calcext:value-type="string">
            <text:p>Control</text:p>
          </table:table-cell>
          <table:table-cell table:formula="of:=[$'Results FHF SHF'.A30]" office:value-type="float" office:value="0.0780399274047187" calcext:value-type="float">
            <text:p>0.078039927404719</text:p>
          </table:table-cell>
          <table:table-cell table:formula="of:=[$'Results FHF SHF'.B30]" office:value-type="float" office:value="0.0901162790697674" calcext:value-type="float">
            <text:p>0.090116279069768</text:p>
          </table:table-cell>
          <table:table-cell table:formula="of:=[$'Results FHF SHF'.C30]" office:value-type="float" office:value="1.60174418604651" calcext:value-type="float">
            <text:p>1.60174418604651</text:p>
          </table:table-cell>
          <table:table-cell table:formula="of:=[$'Results FHF SHF'.D30]" office:value-type="float" office:value="0.384357541899441" calcext:value-type="float">
            <text:p>0.384357541899441</text:p>
          </table:table-cell>
        </table:table-row>
        <table:table-row table:style-name="ro1">
          <table:table-cell table:formula="of:=[$'Results FHF SHF'.F1]" office:value-type="string" office:string-value="Isl1 KO" calcext:value-type="string">
            <text:p>Isl1 KO</text:p>
          </table:table-cell>
          <table:table-cell table:formula="of:=[$'Results FHF SHF'.F28]" office:value-type="float" office:value="0.0689655172413793" calcext:value-type="float">
            <text:p>0.068965517241379</text:p>
          </table:table-cell>
          <table:table-cell table:formula="of:=[$'Results FHF SHF'.G28]" office:value-type="float" office:value="0.0694444444444444" calcext:value-type="float">
            <text:p>0.069444444444445</text:p>
          </table:table-cell>
          <table:table-cell table:formula="of:=[$'Results FHF SHF'.H28]" office:value-type="float" office:value="1.8125" calcext:value-type="float">
            <text:p>1.8125</text:p>
          </table:table-cell>
          <table:table-cell table:formula="of:=[$'Results FHF SHF'.I28]" office:value-type="float" office:value="0.355555555555556" calcext:value-type="float">
            <text:p>0.355555555555556</text:p>
          </table:table-cell>
        </table:table-row>
        <table:table-row table:style-name="ro1">
          <table:table-cell table:formula="of:=[$'Results FHF SHF'.K1]" office:value-type="string" office:string-value="Control" calcext:value-type="string">
            <text:p>Control</text:p>
          </table:table-cell>
          <table:table-cell table:formula="of:=[$'Results FHF SHF'.K20]" office:value-type="float" office:value="0.0707692307692308" calcext:value-type="float">
            <text:p>0.070769230769231</text:p>
          </table:table-cell>
          <table:table-cell table:formula="of:=[$'Results FHF SHF'.L20]" office:value-type="float" office:value="0.0913705583756345" calcext:value-type="float">
            <text:p>0.091370558375635</text:p>
          </table:table-cell>
          <table:table-cell table:formula="of:=[$'Results FHF SHF'.M20]" office:value-type="float" office:value="1.6497461928934" calcext:value-type="float">
            <text:p>1.6497461928934</text:p>
          </table:table-cell>
          <table:table-cell table:formula="of:=[$'Results FHF SHF'.N20]" office:value-type="float" office:value="0.377394636015326" calcext:value-type="float">
            <text:p>0.377394636015326</text:p>
          </table:table-cell>
        </table:table-row>
        <table:table-row table:style-name="ro1">
          <table:table-cell table:formula="of:=[$'Results FHF SHF'.P1]" office:value-type="string" office:string-value="Isl1 KO" calcext:value-type="string">
            <text:p>Isl1 KO</text:p>
          </table:table-cell>
          <table:table-cell table:formula="of:=[$'Results FHF SHF'.P17]" office:value-type="float" office:value="0.058252427184466" calcext:value-type="float">
            <text:p>0.058252427184466</text:p>
          </table:table-cell>
          <table:table-cell table:formula="of:=[$'Results FHF SHF'.Q17]" office:value-type="float" office:value="0.0714285714285714" calcext:value-type="float">
            <text:p>0.071428571428572</text:p>
          </table:table-cell>
          <table:table-cell table:formula="of:=[$'Results FHF SHF'.R17]" office:value-type="float" office:value="2.00649350649351" calcext:value-type="float">
            <text:p>2.00649350649351</text:p>
          </table:table-cell>
          <table:table-cell table:formula="of:=[$'Results FHF SHF'.S17]" office:value-type="float" office:value="0.332613390928726" calcext:value-type="float">
            <text:p>0.332613390928726</text:p>
          </table:table-cell>
        </table:table-row>
        <table:table-row table:style-name="ro1">
          <table:table-cell table:formula="of:=[$'Results FHF SHF'.U1]" office:value-type="string" office:string-value="Isl1 KO" calcext:value-type="string">
            <text:p>Isl1 KO</text:p>
          </table:table-cell>
          <table:table-cell table:formula="of:=[$'Results FHF SHF'.U17]" office:value-type="float" office:value="0.062043795620438" calcext:value-type="float">
            <text:p>0.062043795620438</text:p>
          </table:table-cell>
          <table:table-cell table:formula="of:=[$'Results FHF SHF'.V17]" office:value-type="float" office:value="0.0779220779220779" calcext:value-type="float">
            <text:p>0.077922077922078</text:p>
          </table:table-cell>
          <table:table-cell table:formula="of:=[$'Results FHF SHF'.W17]" office:value-type="float" office:value="1.77922077922078" calcext:value-type="float">
            <text:p>1.77922077922078</text:p>
          </table:table-cell>
          <table:table-cell table:formula="of:=[$'Results FHF SHF'.X17]" office:value-type="float" office:value="0.359813084112149" calcext:value-type="float">
            <text:p>0.359813084112149</text:p>
          </table:table-cell>
        </table:table-row>
        <table:table-row table:style-name="ro1">
          <table:table-cell table:formula="of:=[$'Results FHF SHF'.Z1]" office:value-type="string" office:string-value="Control" calcext:value-type="string">
            <text:p>Control</text:p>
          </table:table-cell>
          <table:table-cell table:formula="of:=[$'Results FHF SHF'.Z20]" office:value-type="float" office:value="0.0648148148148148" calcext:value-type="float">
            <text:p>0.064814814814815</text:p>
          </table:table-cell>
          <table:table-cell table:formula="of:=[$'Results FHF SHF'.AA20]" office:value-type="float" office:value="0.0789473684210526" calcext:value-type="float">
            <text:p>0.078947368421053</text:p>
          </table:table-cell>
          <table:table-cell table:formula="of:=[$'Results FHF SHF'.AB20]" office:value-type="float" office:value="1.42105263157895" calcext:value-type="float">
            <text:p>1.42105263157895</text:p>
          </table:table-cell>
          <table:table-cell table:formula="of:=[$'Results FHF SHF'.AC20]" office:value-type="float" office:value="0.41304347826087" calcext:value-type="float">
            <text:p>0.41304347826087</text:p>
          </table:table-cell>
        </table:table-row>
        <table:table-row table:style-name="ro1">
          <table:table-cell table:formula="of:=[$'Results FHF SHF'.AE1]" office:value-type="string" office:string-value="Control" calcext:value-type="string">
            <text:p>Control</text:p>
          </table:table-cell>
          <table:table-cell table:formula="of:=[$'Results FHF SHF'.AE20]" office:value-type="float" office:value="0.0410958904109589" calcext:value-type="float">
            <text:p>0.041095890410959</text:p>
          </table:table-cell>
          <table:table-cell table:formula="of:=[$'Results FHF SHF'.AF20]" office:value-type="float" office:value="0.0762942779291553" calcext:value-type="float">
            <text:p>0.076294277929155</text:p>
          </table:table-cell>
          <table:table-cell table:formula="of:=[$'Results FHF SHF'.AG20]" office:value-type="float" office:value="1.39237057220708" calcext:value-type="float">
            <text:p>1.39237057220708</text:p>
          </table:table-cell>
          <table:table-cell table:formula="of:=[$'Results FHF SHF'.AH20]" office:value-type="float" office:value="0.417995444191344" calcext:value-type="float">
            <text:p>0.417995444191344</text:p>
          </table:table-cell>
        </table:table-row>
        <table:table-row table:style-name="ro1">
          <table:table-cell table:formula="of:=[$'Results FHF SHF'.AJ1]" office:value-type="string" office:string-value="Control" calcext:value-type="string">
            <text:p>Control</text:p>
          </table:table-cell>
          <table:table-cell table:formula="of:=[$'Results FHF SHF'.AJ22]" office:value-type="float" office:value="0.0541082164328657" calcext:value-type="float">
            <text:p>0.054108216432866</text:p>
          </table:table-cell>
          <table:table-cell table:formula="of:=[$'Results FHF SHF'.AK22]" office:value-type="float" office:value="0.0850515463917526" calcext:value-type="float">
            <text:p>0.085051546391753</text:p>
          </table:table-cell>
          <table:table-cell table:formula="of:=[$'Results FHF SHF'.AL22]" office:value-type="float" office:value="1.2860824742268" calcext:value-type="float">
            <text:p>1.2860824742268</text:p>
          </table:table-cell>
          <table:table-cell table:formula="of:=[$'Results FHF SHF'.AM22]" office:value-type="float" office:value="0.437429537767757" calcext:value-type="float">
            <text:p>0.437429537767757</text:p>
          </table:table-cell>
        </table:table-row>
        <table:table-row table:style-name="ro1">
          <table:table-cell table:formula="of:=[$'Results FHF SHF'.AO1]" office:value-type="string" office:string-value="Isl1 KO" calcext:value-type="string">
            <text:p>Isl1 KO</text:p>
          </table:table-cell>
          <table:table-cell table:formula="of:=[$'Results FHF SHF'.AO20]" office:value-type="float" office:value="0.0495356037151703" calcext:value-type="float">
            <text:p>0.04953560371517</text:p>
          </table:table-cell>
          <table:table-cell table:formula="of:=[$'Results FHF SHF'.AP20]" office:value-type="float" office:value="0.0638297872340425" calcext:value-type="float">
            <text:p>0.063829787234043</text:p>
          </table:table-cell>
          <table:table-cell table:formula="of:=[$'Results FHF SHF'.AQ20]" office:value-type="float" office:value="1.71808510638298" calcext:value-type="float">
            <text:p>1.71808510638298</text:p>
          </table:table-cell>
          <table:table-cell table:formula="of:=[$'Results FHF SHF'.AR20]" office:value-type="float" office:value="0.367906066536203" calcext:value-type="float">
            <text:p>0.367906066536203</text:p>
          </table:table-cell>
        </table:table-row>
        <table:table-row table:style-name="ro1">
          <table:table-cell table:formula="of:=[$'Results FHF SHF'.AT1]" office:value-type="string" office:string-value="Control" calcext:value-type="string">
            <text:p>Control</text:p>
          </table:table-cell>
          <table:table-cell table:formula="of:=[$'Results FHF SHF'.AT22]" office:value-type="float" office:value="0.0462776659959759" calcext:value-type="float">
            <text:p>0.046277665995976</text:p>
          </table:table-cell>
          <table:table-cell table:formula="of:=[$'Results FHF SHF'.AU22]" office:value-type="float" office:value="0.0732323232323232" calcext:value-type="float">
            <text:p>0.073232323232323</text:p>
          </table:table-cell>
          <table:table-cell table:formula="of:=[$'Results FHF SHF'.AV22]" office:value-type="float" office:value="1.25505050505051" calcext:value-type="float">
            <text:p>1.25505050505051</text:p>
          </table:table-cell>
          <table:table-cell table:formula="of:=[$'Results FHF SHF'.AW22]" office:value-type="float" office:value="0.443449048152296" calcext:value-type="float">
            <text:p>0.443449048152296</text:p>
          </table:table-cell>
        </table:table-row>
      </table:table>
      <table:table table:name="Results FHF SHF" table:style-name="ta1">
        <table:table-column table:style-name="co2" table:number-columns-repeated="4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table:number-columns-repeated="4"/>
          <table:table-cell table:style-name="ce1" office:value-type="string" calcext:value-type="string">
            <text:p>Isl1 KO</text:p>
          </table:table-cell>
          <table:table-cell table:style-name="ce1" table:number-columns-repeated="4"/>
          <table:table-cell table:style-name="ce1" office:value-type="string" calcext:value-type="string">
            <text:p>Control</text:p>
          </table:table-cell>
          <table:table-cell table:style-name="ce1" table:number-columns-repeated="4"/>
          <table:table-cell table:style-name="ce1" office:value-type="string" calcext:value-type="string">
            <text:p>Isl1 KO</text:p>
          </table:table-cell>
          <table:table-cell table:style-name="ce1" table:number-columns-repeated="4"/>
          <table:table-cell table:style-name="ce1" office:value-type="string" calcext:value-type="string">
            <text:p>Isl1 KO</text:p>
          </table:table-cell>
          <table:table-cell table:style-name="ce1" table:number-columns-repeated="4"/>
          <table:table-cell table:style-name="ce1" office:value-type="string" calcext:value-type="string">
            <text:p>Control</text:p>
          </table:table-cell>
          <table:table-cell table:style-name="ce1" table:number-columns-repeated="4"/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Reverse</text:p>
          </table:table-cell>
          <table:table-cell table:style-name="ce1" table:number-columns-repeated="3"/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Reverse</text:p>
          </table:table-cell>
          <table:table-cell table:style-name="ce1" table:number-columns-repeated="3"/>
          <table:table-cell table:style-name="ce1" office:value-type="string" calcext:value-type="string">
            <text:p>Isl1 KO</text:p>
          </table:table-cell>
          <table:table-cell table:style-name="ce1" table:number-columns-repeated="4"/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Reverse</text:p>
          </table:table-cell>
          <table:table-cell table:style-name="ce1" table:number-columns-repeated="977"/>
        </table:table-row>
        <table:table-row table:style-name="ro1"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Type 4</text:p>
          </table:table-cell>
          <table:table-cell/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Type 4</text:p>
          </table:table-cell>
          <table:table-cell/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Type 4</text:p>
          </table:table-cell>
          <table:table-cell/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Type 4</text:p>
          </table:table-cell>
          <table:table-cell/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Type 4</text:p>
          </table:table-cell>
          <table:table-cell/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Type 4</text:p>
          </table:table-cell>
          <table:table-cell/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Type 4</text:p>
          </table:table-cell>
          <table:table-cell/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Type 4</text:p>
          </table:table-cell>
          <table:table-cell/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Type 4</text:p>
          </table:table-cell>
          <table:table-cell/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Type 4</text:p>
          </table:table-cell>
          <table:table-cell table:number-columns-repeated="97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P3:.P7])" office:value-type="float" office:value="291" calcext:value-type="float">
            <text:p>291</text:p>
          </table:table-cell>
          <table:table-cell table:formula="of:=SUM([.Q3:.Q7])" office:value-type="float" office:value="143" calcext:value-type="float">
            <text:p>143</text:p>
          </table:table-cell>
          <table:table-cell table:formula="of:=SUM([.R3:.R7])" office:value-type="float" office:value="18" calcext:value-type="float">
            <text:p>18</text:p>
          </table:table-cell>
          <table:table-cell table:formula="of:=SUM([.S3:.S7])" office:value-type="float" office:value="11" calcext:value-type="float">
            <text:p>11</text:p>
          </table:table-cell>
          <table:table-cell/>
          <table:table-cell table:formula="of:=SUM([.U3:.U7])" office:value-type="float" office:value="257" calcext:value-type="float">
            <text:p>257</text:p>
          </table:table-cell>
          <table:table-cell table:formula="of:=SUM([.V3:.V7])" office:value-type="float" office:value="142" calcext:value-type="float">
            <text:p>142</text:p>
          </table:table-cell>
          <table:table-cell table:formula="of:=SUM([.W3:.W7])" office:value-type="float" office:value="17" calcext:value-type="float">
            <text:p>17</text:p>
          </table:table-cell>
          <table:table-cell table:formula="of:=SUM([.X3:.X7])" office:value-type="float" office:value="12" calcext:value-type="float">
            <text:p>12</text:p>
          </table:table-cell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7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K3:.K8])" office:value-type="float" office:value="302" calcext:value-type="float">
            <text:p>302</text:p>
          </table:table-cell>
          <table:table-cell table:formula="of:=SUM([.L3:.L8])" office:value-type="float" office:value="179" calcext:value-type="float">
            <text:p>179</text:p>
          </table:table-cell>
          <table:table-cell table:formula="of:=SUM([.M3:.M8])" office:value-type="float" office:value="23" calcext:value-type="float">
            <text:p>23</text:p>
          </table:table-cell>
          <table:table-cell table:formula="of:=SUM([.N3:.N8])" office:value-type="float" office:value="18" calcext:value-type="float">
            <text:p>18</text:p>
          </table:table-cell>
          <table:table-cell/>
          <table:table-cell office:value-type="string" calcext:value-type="string">
            <text:p>pHH3 / FHF</text:p>
          </table:table-cell>
          <table:table-cell office:value-type="string" calcext:value-type="string">
            <text:p>pHH3 / SHF</text:p>
          </table:table-cell>
          <table:table-cell office:value-type="string" calcext:value-type="string">
            <text:p>FHF / SHF</text:p>
          </table:table-cell>
          <table:table-cell office:value-type="string" calcext:value-type="string">
            <text:p>SHF / total</text:p>
          </table:table-cell>
          <table:table-cell/>
          <table:table-cell office:value-type="string" calcext:value-type="string">
            <text:p>pHH3 / FHF</text:p>
          </table:table-cell>
          <table:table-cell office:value-type="string" calcext:value-type="string">
            <text:p>pHH3 / SHF</text:p>
          </table:table-cell>
          <table:table-cell office:value-type="string" calcext:value-type="string">
            <text:p>FHF / SHF</text:p>
          </table:table-cell>
          <table:table-cell office:value-type="string" calcext:value-type="string">
            <text:p>SHF / total</text:p>
          </table:table-cell>
          <table:table-cell/>
          <table:table-cell table:formula="of:=SUM([.Z3:.Z8])" office:value-type="float" office:value="303" calcext:value-type="float">
            <text:p>303</text:p>
          </table:table-cell>
          <table:table-cell table:formula="of:=SUM([.AA3:.AA8])" office:value-type="float" office:value="210" calcext:value-type="float">
            <text:p>210</text:p>
          </table:table-cell>
          <table:table-cell table:formula="of:=SUM([.AB3:.AB8])" office:value-type="float" office:value="21" calcext:value-type="float">
            <text:p>21</text:p>
          </table:table-cell>
          <table:table-cell table:formula="of:=SUM([.AC3:.AC8])" office:value-type="float" office:value="18" calcext:value-type="float">
            <text:p>18</text:p>
          </table:table-cell>
          <table:table-cell/>
          <table:table-cell table:formula="of:=SUM([.AE3:.AE8])" office:value-type="float" office:value="490" calcext:value-type="float">
            <text:p>490</text:p>
          </table:table-cell>
          <table:table-cell table:formula="of:=SUM([.AF3:.AF8])" office:value-type="float" office:value="339" calcext:value-type="float">
            <text:p>339</text:p>
          </table:table-cell>
          <table:table-cell table:formula="of:=SUM([.AG3:.AG8])" office:value-type="float" office:value="21" calcext:value-type="float">
            <text:p>21</text:p>
          </table:table-cell>
          <table:table-cell table:formula="of:=SUM([.AH3:.AH8])" office:value-type="float" office:value="28" calcext:value-type="float">
            <text:p>28</text:p>
          </table:table-cell>
          <table:table-cell table:number-columns-repeated="6"/>
          <table:table-cell table:formula="of:=SUM([.AO3:.AO8])" office:value-type="float" office:value="307" calcext:value-type="float">
            <text:p>307</text:p>
          </table:table-cell>
          <table:table-cell table:formula="of:=SUM([.AP3:.AP8])" office:value-type="float" office:value="176" calcext:value-type="float">
            <text:p>176</text:p>
          </table:table-cell>
          <table:table-cell table:formula="of:=SUM([.AQ3:.AQ8])" office:value-type="float" office:value="16" calcext:value-type="float">
            <text:p>16</text:p>
          </table:table-cell>
          <table:table-cell table:formula="of:=SUM([.AR3:.AR8])" office:value-type="float" office:value="12" calcext:value-type="float">
            <text:p>12</text:p>
          </table:table-cell>
          <table:table-cell table:number-columns-repeated="9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[.R3]/SUM([.R3]+[.P3])" office:value-type="float" office:value="0.0476190476190476" calcext:value-type="float">
            <text:p>0.047619047619048</text:p>
          </table:table-cell>
          <table:table-cell table:formula="of:=[.S3]/SUM([.S3]+[.Q3])" office:value-type="float" office:value="0" calcext:value-type="float">
            <text:p>0</text:p>
          </table:table-cell>
          <table:table-cell table:formula="of:=([.P3]+[.R3])/([.Q3]+[.S3])" office:value-type="float" office:value="3.18181818181818" calcext:value-type="float">
            <text:p>3.18181818181818</text:p>
          </table:table-cell>
          <table:table-cell table:formula="of:=([.Q3]+[.S3])/SUM([.P3:.S3])" office:value-type="float" office:value="0.239130434782609" calcext:value-type="float">
            <text:p>0.239130434782609</text:p>
          </table:table-cell>
          <table:table-cell/>
          <table:table-cell table:formula="of:=[.W3]/SUM([.W3]+[.U3])" office:value-type="float" office:value="0.0142857142857143" calcext:value-type="float">
            <text:p>0.014285714285714</text:p>
          </table:table-cell>
          <table:table-cell table:formula="of:=[.X3]/SUM([.X3]+[.V3])" office:value-type="float" office:value="0.03125" calcext:value-type="float">
            <text:p>0.03125</text:p>
          </table:table-cell>
          <table:table-cell table:formula="of:=([.U3]+[.W3])/([.V3]+[.X3])" office:value-type="float" office:value="2.1875" calcext:value-type="float">
            <text:p>2.1875</text:p>
          </table:table-cell>
          <table:table-cell table:formula="of:=([.V3]+[.X3])/SUM([.U3:.X3])" office:value-type="float" office:value="0.313725490196078" calcext:value-type="float">
            <text:p>0.313725490196078</text:p>
          </table:table-cell>
          <table:table-cell table:number-columns-repeated="11"/>
          <table:table-cell table:formula="of:=SUM([.AJ3:.AJ9])" office:value-type="float" office:value="472" calcext:value-type="float">
            <text:p>472</text:p>
          </table:table-cell>
          <table:table-cell table:formula="of:=SUM([.AK3:.AK9])" office:value-type="float" office:value="355" calcext:value-type="float">
            <text:p>355</text:p>
          </table:table-cell>
          <table:table-cell table:formula="of:=SUM([.AL3:.AL9])" office:value-type="float" office:value="27" calcext:value-type="float">
            <text:p>27</text:p>
          </table:table-cell>
          <table:table-cell table:formula="of:=SUM([.AM3:.AM9])" office:value-type="float" office:value="33" calcext:value-type="float">
            <text:p>33</text:p>
          </table:table-cell>
          <table:table-cell table:number-columns-repeated="6"/>
          <table:table-cell table:formula="of:=SUM([.AT3:.AT9])" office:value-type="float" office:value="474" calcext:value-type="float">
            <text:p>474</text:p>
          </table:table-cell>
          <table:table-cell table:formula="of:=SUM([.AU3:.AU9])" office:value-type="float" office:value="367" calcext:value-type="float">
            <text:p>367</text:p>
          </table:table-cell>
          <table:table-cell table:formula="of:=SUM([.AV3:.AV9])" office:value-type="float" office:value="23" calcext:value-type="float">
            <text:p>23</text:p>
          </table:table-cell>
          <table:table-cell table:formula="of:=SUM([.AW3:.AW9])" office:value-type="float" office:value="29" calcext:value-type="float">
            <text:p>29</text:p>
          </table:table-cell>
          <table:table-cell table:number-columns-repeated="97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pHH3 / FHF</text:p>
          </table:table-cell>
          <table:table-cell office:value-type="string" calcext:value-type="string">
            <text:p>pHH3 / SHF</text:p>
          </table:table-cell>
          <table:table-cell office:value-type="string" calcext:value-type="string">
            <text:p>FHF / SHF</text:p>
          </table:table-cell>
          <table:table-cell office:value-type="string" calcext:value-type="string">
            <text:p>SHF / total</text:p>
          </table:table-cell>
          <table:table-cell/>
          <table:table-cell table:formula="of:=[.R4]/SUM([.R4]+[.P4])" office:value-type="float" office:value="0.0566037735849057" calcext:value-type="float">
            <text:p>0.056603773584906</text:p>
          </table:table-cell>
          <table:table-cell table:formula="of:=[.S4]/SUM([.S4]+[.Q4])" office:value-type="float" office:value="0.0714285714285714" calcext:value-type="float">
            <text:p>0.071428571428572</text:p>
          </table:table-cell>
          <table:table-cell table:formula="of:=([.P4]+[.R4])/([.Q4]+[.S4])" office:value-type="float" office:value="1.89285714285714" calcext:value-type="float">
            <text:p>1.89285714285714</text:p>
          </table:table-cell>
          <table:table-cell table:formula="of:=([.Q4]+[.S4])/SUM([.P4:.S4])" office:value-type="float" office:value="0.345679012345679" calcext:value-type="float">
            <text:p>0.345679012345679</text:p>
          </table:table-cell>
          <table:table-cell/>
          <table:table-cell table:formula="of:=[.W4]/SUM([.W4]+[.U4])" office:value-type="float" office:value="0.0510204081632653" calcext:value-type="float">
            <text:p>0.051020408163265</text:p>
          </table:table-cell>
          <table:table-cell table:formula="of:=[.X4]/SUM([.X4]+[.V4])" office:value-type="float" office:value="0.0555555555555556" calcext:value-type="float">
            <text:p>0.055555555555556</text:p>
          </table:table-cell>
          <table:table-cell table:formula="of:=([.U4]+[.W4])/([.V4]+[.X4])" office:value-type="float" office:value="2.72222222222222" calcext:value-type="float">
            <text:p>2.72222222222222</text:p>
          </table:table-cell>
          <table:table-cell table:formula="of:=([.V4]+[.X4])/SUM([.U4:.X4])" office:value-type="float" office:value="0.26865671641791" calcext:value-type="float">
            <text:p>0.26865671641791</text:p>
          </table:table-cell>
          <table:table-cell/>
          <table:table-cell office:value-type="string" calcext:value-type="string">
            <text:p>pHH3 / FHF</text:p>
          </table:table-cell>
          <table:table-cell office:value-type="string" calcext:value-type="string">
            <text:p>pHH3 / SHF</text:p>
          </table:table-cell>
          <table:table-cell office:value-type="string" calcext:value-type="string">
            <text:p>FHF / SHF</text:p>
          </table:table-cell>
          <table:table-cell office:value-type="string" calcext:value-type="string">
            <text:p>SHF / total</text:p>
          </table:table-cell>
          <table:table-cell/>
          <table:table-cell office:value-type="string" calcext:value-type="string">
            <text:p>pHH3 / FHF</text:p>
          </table:table-cell>
          <table:table-cell office:value-type="string" calcext:value-type="string">
            <text:p>pHH3 / SHF</text:p>
          </table:table-cell>
          <table:table-cell office:value-type="string" calcext:value-type="string">
            <text:p>FHF / SHF</text:p>
          </table:table-cell>
          <table:table-cell office:value-type="string" calcext:value-type="string">
            <text:p>SHF / total</text:p>
          </table:table-cell>
          <table:table-cell table:number-columns-repeated="6"/>
          <table:table-cell office:value-type="string" calcext:value-type="string">
            <text:p>pHH3 / FHF</text:p>
          </table:table-cell>
          <table:table-cell office:value-type="string" calcext:value-type="string">
            <text:p>pHH3 / SHF</text:p>
          </table:table-cell>
          <table:table-cell office:value-type="string" calcext:value-type="string">
            <text:p>FHF / SHF</text:p>
          </table:table-cell>
          <table:table-cell office:value-type="string" calcext:value-type="string">
            <text:p>SHF / total</text:p>
          </table:table-cell>
          <table:table-cell table:number-columns-repeated="9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F3:.F11])" office:value-type="float" office:value="486" calcext:value-type="float">
            <text:p>486</text:p>
          </table:table-cell>
          <table:table-cell table:formula="of:=SUM([.G3:.G11])" office:value-type="float" office:value="268" calcext:value-type="float">
            <text:p>268</text:p>
          </table:table-cell>
          <table:table-cell table:formula="of:=SUM([.H3:.H11])" office:value-type="float" office:value="36" calcext:value-type="float">
            <text:p>36</text:p>
          </table:table-cell>
          <table:table-cell table:formula="of:=SUM([.I3:.I11])" office:value-type="float" office:value="20" calcext:value-type="float">
            <text:p>20</text:p>
          </table:table-cell>
          <table:table-cell/>
          <table:table-cell table:formula="of:=[.M3]/SUM([.K3]+[.M3])" office:value-type="float" office:value="0.0752688172043011" calcext:value-type="float">
            <text:p>0.075268817204301</text:p>
          </table:table-cell>
          <table:table-cell table:formula="of:=[.N3]/SUM([.L3]+[.N3])" office:value-type="float" office:value="0.0571428571428571" calcext:value-type="float">
            <text:p>0.057142857142857</text:p>
          </table:table-cell>
          <table:table-cell table:formula="of:=([.K3]+[.M3])/([.L3]+[.N3])" office:value-type="float" office:value="2.65714285714286" calcext:value-type="float">
            <text:p>2.65714285714286</text:p>
          </table:table-cell>
          <table:table-cell table:formula="of:=([.L3]+[.N3])/SUM([.K3:.N3])" office:value-type="float" office:value="0.2734375" calcext:value-type="float">
            <text:p>0.2734375</text:p>
          </table:table-cell>
          <table:table-cell/>
          <table:table-cell table:formula="of:=[.R5]/SUM([.R5]+[.P5])" office:value-type="float" office:value="0.0535714285714286" calcext:value-type="float">
            <text:p>0.053571428571429</text:p>
          </table:table-cell>
          <table:table-cell table:formula="of:=[.S5]/SUM([.S5]+[.Q5])" office:value-type="float" office:value="0.12" calcext:value-type="float">
            <text:p>0.12</text:p>
          </table:table-cell>
          <table:table-cell table:formula="of:=([.P5]+[.R5])/([.Q5]+[.S5])" office:value-type="float" office:value="2.24" calcext:value-type="float">
            <text:p>2.24</text:p>
          </table:table-cell>
          <table:table-cell table:formula="of:=([.Q5]+[.S5])/SUM([.P5:.S5])" office:value-type="float" office:value="0.308641975308642" calcext:value-type="float">
            <text:p>0.308641975308642</text:p>
          </table:table-cell>
          <table:table-cell/>
          <table:table-cell table:formula="of:=[.W5]/SUM([.W5]+[.U5])" office:value-type="float" office:value="0.111111111111111" calcext:value-type="float">
            <text:p>0.111111111111111</text:p>
          </table:table-cell>
          <table:table-cell table:formula="of:=[.X5]/SUM([.X5]+[.V5])" office:value-type="float" office:value="0.0869565217391304" calcext:value-type="float">
            <text:p>0.086956521739131</text:p>
          </table:table-cell>
          <table:table-cell table:formula="of:=([.U5]+[.W5])/([.V5]+[.X5])" office:value-type="float" office:value="1.95652173913043" calcext:value-type="float">
            <text:p>1.95652173913043</text:p>
          </table:table-cell>
          <table:table-cell table:formula="of:=([.V5]+[.X5])/SUM([.U5:.X5])" office:value-type="float" office:value="0.338235294117647" calcext:value-type="float">
            <text:p>0.338235294117647</text:p>
          </table:table-cell>
          <table:table-cell/>
          <table:table-cell table:formula="of:=[.AB3]/SUM([.AB3]+[.Z3])" office:value-type="float" office:value="0.0388349514563107" calcext:value-type="float">
            <text:p>0.038834951456311</text:p>
          </table:table-cell>
          <table:table-cell table:formula="of:=[.AC3]/SUM([.AC3]+[.AA3])" office:value-type="float" office:value="0.0285714285714286" calcext:value-type="float">
            <text:p>0.028571428571429</text:p>
          </table:table-cell>
          <table:table-cell table:formula="of:=([.Z3]+[.AB3])/([.AA3]+[.AC3])" office:value-type="float" office:value="2.94285714285714" calcext:value-type="float">
            <text:p>2.94285714285714</text:p>
          </table:table-cell>
          <table:table-cell table:formula="of:=([.AA3]+[.AC3])/SUM([.Z3:.AC3])" office:value-type="float" office:value="0.253623188405797" calcext:value-type="float">
            <text:p>0.253623188405797</text:p>
          </table:table-cell>
          <table:table-cell/>
          <table:table-cell table:formula="of:=[.AG3]/SUM([.AG3]+[.AE3])" office:value-type="float" office:value="0.1" calcext:value-type="float">
            <text:p>0.1</text:p>
          </table:table-cell>
          <table:table-cell table:formula="of:=[.AH3]/SUM([.AH3]+[.AF3])" office:value-type="float" office:value="0.116279069767442" calcext:value-type="float">
            <text:p>0.116279069767442</text:p>
          </table:table-cell>
          <table:table-cell table:formula="of:=([.AE3]+[.AG3])/([.AF3]+[.AH3])" office:value-type="float" office:value="0.930232558139535" calcext:value-type="float">
            <text:p>0.930232558139535</text:p>
          </table:table-cell>
          <table:table-cell table:formula="of:=([.AF3]+[.AH3])/SUM([.AE3:.AH3])" office:value-type="float" office:value="0.518072289156626" calcext:value-type="float">
            <text:p>0.518072289156626</text:p>
          </table:table-cell>
          <table:table-cell/>
          <table:table-cell office:value-type="string" calcext:value-type="string">
            <text:p>pHH3 / FHF</text:p>
          </table:table-cell>
          <table:table-cell office:value-type="string" calcext:value-type="string">
            <text:p>pHH3 / SHF</text:p>
          </table:table-cell>
          <table:table-cell office:value-type="string" calcext:value-type="string">
            <text:p>FHF / SHF</text:p>
          </table:table-cell>
          <table:table-cell office:value-type="string" calcext:value-type="string">
            <text:p>SHF / total</text:p>
          </table:table-cell>
          <table:table-cell/>
          <table:table-cell table:formula="of:=[.AQ3]/SUM([.AQ3]+[.AO3])" office:value-type="float" office:value="0" calcext:value-type="float">
            <text:p>0</text:p>
          </table:table-cell>
          <table:table-cell table:formula="of:=[.AR3]/SUM([.AR3]+[.AP3])" office:value-type="float" office:value="0.0416666666666667" calcext:value-type="float">
            <text:p>0.041666666666667</text:p>
          </table:table-cell>
          <table:table-cell table:formula="of:=([.AO3]+[.AQ3])/([.AP3]+[.AR3])" office:value-type="float" office:value="1.125" calcext:value-type="float">
            <text:p>1.125</text:p>
          </table:table-cell>
          <table:table-cell table:formula="of:=([.AP3]+[.AR3])/SUM([.AO3:.AR3])" office:value-type="float" office:value="0.470588235294118" calcext:value-type="float">
            <text:p>0.470588235294118</text:p>
          </table:table-cell>
          <table:table-cell/>
          <table:table-cell office:value-type="string" calcext:value-type="string">
            <text:p>pHH3 / FHF</text:p>
          </table:table-cell>
          <table:table-cell office:value-type="string" calcext:value-type="string">
            <text:p>pHH3 / SHF</text:p>
          </table:table-cell>
          <table:table-cell office:value-type="string" calcext:value-type="string">
            <text:p>FHF / SHF</text:p>
          </table:table-cell>
          <table:table-cell office:value-type="string" calcext:value-type="string">
            <text:p>SHF / total</text:p>
          </table:table-cell>
          <table:table-cell table:number-columns-repeated="975"/>
        </table:table-row>
        <table:table-row table:style-name="ro1">
          <table:table-cell table:number-columns-repeated="10"/>
          <table:table-cell table:formula="of:=[.M4]/SUM([.K4]+[.M4])" office:value-type="float" office:value="0.0384615384615385" calcext:value-type="float">
            <text:p>0.038461538461539</text:p>
          </table:table-cell>
          <table:table-cell table:formula="of:=[.N4]/SUM([.L4]+[.N4])" office:value-type="float" office:value="0.1" calcext:value-type="float">
            <text:p>0.1</text:p>
          </table:table-cell>
          <table:table-cell table:formula="of:=([.K4]+[.M4])/([.L4]+[.N4])" office:value-type="float" office:value="2.6" calcext:value-type="float">
            <text:p>2.6</text:p>
          </table:table-cell>
          <table:table-cell table:formula="of:=([.L4]+[.N4])/SUM([.K4:.N4])" office:value-type="float" office:value="0.277777777777778" calcext:value-type="float">
            <text:p>0.277777777777778</text:p>
          </table:table-cell>
          <table:table-cell/>
          <table:table-cell table:formula="of:=[.R6]/SUM([.R6]+[.P6])" office:value-type="float" office:value="0.0666666666666667" calcext:value-type="float">
            <text:p>0.066666666666667</text:p>
          </table:table-cell>
          <table:table-cell table:formula="of:=[.S6]/SUM([.S6]+[.Q6])" office:value-type="float" office:value="0.125" calcext:value-type="float">
            <text:p>0.125</text:p>
          </table:table-cell>
          <table:table-cell table:formula="of:=([.P6]+[.R6])/([.Q6]+[.S6])" office:value-type="float" office:value="1.5" calcext:value-type="float">
            <text:p>1.5</text:p>
          </table:table-cell>
          <table:table-cell table:formula="of:=([.Q6]+[.S6])/SUM([.P6:.S6])" office:value-type="float" office:value="0.4" calcext:value-type="float">
            <text:p>0.4</text:p>
          </table:table-cell>
          <table:table-cell/>
          <table:table-cell table:formula="of:=[.W6]/SUM([.W6]+[.U6])" office:value-type="float" office:value="0.0625" calcext:value-type="float">
            <text:p>0.0625</text:p>
          </table:table-cell>
          <table:table-cell table:formula="of:=[.X6]/SUM([.X6]+[.V6])" office:value-type="float" office:value="0.129032258064516" calcext:value-type="float">
            <text:p>0.129032258064516</text:p>
          </table:table-cell>
          <table:table-cell table:formula="of:=([.U6]+[.W6])/([.V6]+[.X6])" office:value-type="float" office:value="1.03225806451613" calcext:value-type="float">
            <text:p>1.03225806451613</text:p>
          </table:table-cell>
          <table:table-cell table:formula="of:=([.V6]+[.X6])/SUM([.U6:.X6])" office:value-type="float" office:value="0.492063492063492" calcext:value-type="float">
            <text:p>0.492063492063492</text:p>
          </table:table-cell>
          <table:table-cell/>
          <table:table-cell table:formula="of:=[.AB4]/SUM([.AB4]+[.Z4])" office:value-type="float" office:value="0.0823529411764706" calcext:value-type="float">
            <text:p>0.082352941176471</text:p>
          </table:table-cell>
          <table:table-cell table:formula="of:=[.AC4]/SUM([.AC4]+[.AA4])" office:value-type="float" office:value="0.0588235294117647" calcext:value-type="float">
            <text:p>0.058823529411765</text:p>
          </table:table-cell>
          <table:table-cell table:formula="of:=([.Z4]+[.AB4])/([.AA4]+[.AC4])" office:value-type="float" office:value="1.66666666666667" calcext:value-type="float">
            <text:p>1.66666666666667</text:p>
          </table:table-cell>
          <table:table-cell table:formula="of:=([.AA4]+[.AC4])/SUM([.Z4:.AC4])" office:value-type="float" office:value="0.375" calcext:value-type="float">
            <text:p>0.375</text:p>
          </table:table-cell>
          <table:table-cell/>
          <table:table-cell table:formula="of:=[.AG4]/SUM([.AG4]+[.AE4])" office:value-type="float" office:value="0.0517241379310345" calcext:value-type="float">
            <text:p>0.051724137931035</text:p>
          </table:table-cell>
          <table:table-cell table:formula="of:=[.AH4]/SUM([.AH4]+[.AF4])" office:value-type="float" office:value="0.0816326530612245" calcext:value-type="float">
            <text:p>0.081632653061225</text:p>
          </table:table-cell>
          <table:table-cell table:formula="of:=([.AE4]+[.AG4])/([.AF4]+[.AH4])" office:value-type="float" office:value="1.18367346938776" calcext:value-type="float">
            <text:p>1.18367346938776</text:p>
          </table:table-cell>
          <table:table-cell table:formula="of:=([.AF4]+[.AH4])/SUM([.AE4:.AH4])" office:value-type="float" office:value="0.457943925233645" calcext:value-type="float">
            <text:p>0.457943925233645</text:p>
          </table:table-cell>
          <table:table-cell/>
          <table:table-cell table:formula="of:=[.AL3]/SUM([.AJ3]+[.AL3])" office:value-type="float" office:value="0.0833333333333333" calcext:value-type="float">
            <text:p>0.083333333333333</text:p>
          </table:table-cell>
          <table:table-cell table:formula="of:=[.AM3]/SUM([.AK3]+[.AM3])" office:value-type="float" office:value="0.0793650793650794" calcext:value-type="float">
            <text:p>0.079365079365079</text:p>
          </table:table-cell>
          <table:table-cell table:formula="of:=([.AJ3]+[.AL3])/([.AK3]+[.AM3])" office:value-type="float" office:value="0.380952380952381" calcext:value-type="float">
            <text:p>0.380952380952381</text:p>
          </table:table-cell>
          <table:table-cell table:formula="of:=([.AK3]+[.AM3])/SUM([.AJ3:.AM3])" office:value-type="float" office:value="0.724137931034483" calcext:value-type="float">
            <text:p>0.724137931034483</text:p>
          </table:table-cell>
          <table:table-cell/>
          <table:table-cell table:formula="of:=[.AQ4]/SUM([.AQ4]+[.AO4])" office:value-type="float" office:value="0.0190476190476191" calcext:value-type="float">
            <text:p>0.019047619047619</text:p>
          </table:table-cell>
          <table:table-cell table:formula="of:=[.AR4]/SUM([.AR4]+[.AP4])" office:value-type="float" office:value="0.0344827586206897" calcext:value-type="float">
            <text:p>0.03448275862069</text:p>
          </table:table-cell>
          <table:table-cell table:formula="of:=([.AO4]+[.AQ4])/([.AP4]+[.AR4])" office:value-type="float" office:value="3.62068965517241" calcext:value-type="float">
            <text:p>3.62068965517241</text:p>
          </table:table-cell>
          <table:table-cell table:formula="of:=([.AP4]+[.AR4])/SUM([.AO4:.AR4])" office:value-type="float" office:value="0.216417910447761" calcext:value-type="float">
            <text:p>0.216417910447761</text:p>
          </table:table-cell>
          <table:table-cell/>
          <table:table-cell table:formula="of:=[.AV3]/SUM([.AT3]+[.AV3])" office:value-type="float" office:value="0" calcext:value-type="float">
            <text:p>0</text:p>
          </table:table-cell>
          <table:table-cell table:formula="of:=[.AW3]/SUM([.AU3]+[.AW3])" office:value-type="float" office:value="0.138888888888889" calcext:value-type="float">
            <text:p>0.138888888888889</text:p>
          </table:table-cell>
          <table:table-cell table:formula="of:=([.AT3]+[.AV3])/([.AU3]+[.AW3])" office:value-type="float" office:value="0.472222222222222" calcext:value-type="float">
            <text:p>0.472222222222222</text:p>
          </table:table-cell>
          <table:table-cell table:formula="of:=([.AU3]+[.AW3])/SUM([.AT3:.AW3])" office:value-type="float" office:value="0.679245283018868" calcext:value-type="float">
            <text:p>0.679245283018868</text:p>
          </table:table-cell>
          <table:table-cell table:number-columns-repeated="975"/>
        </table:table-row>
        <table:table-row table:style-name="ro1">
          <table:table-cell table:formula="of:=SUM([.A3:.A13])" office:value-type="float" office:value="508" calcext:value-type="float">
            <text:p>508</text:p>
          </table:table-cell>
          <table:table-cell table:formula="of:=SUM([.B3:.B13])" office:value-type="float" office:value="313" calcext:value-type="float">
            <text:p>313</text:p>
          </table:table-cell>
          <table:table-cell table:formula="of:=SUM([.C3:.C13])" office:value-type="float" office:value="43" calcext:value-type="float">
            <text:p>43</text:p>
          </table:table-cell>
          <table:table-cell table:formula="of:=SUM([.D3:.D13])" office:value-type="float" office:value="31" calcext:value-type="float">
            <text:p>31</text:p>
          </table:table-cell>
          <table:table-cell table:number-columns-repeated="6"/>
          <table:table-cell table:formula="of:=[.M5]/SUM([.K5]+[.M5])" office:value-type="float" office:value="0.121951219512195" calcext:value-type="float">
            <text:p>0.121951219512195</text:p>
          </table:table-cell>
          <table:table-cell table:formula="of:=[.N5]/SUM([.L5]+[.N5])" office:value-type="float" office:value="0.075" calcext:value-type="float">
            <text:p>0.075</text:p>
          </table:table-cell>
          <table:table-cell table:formula="of:=([.K5]+[.M5])/([.L5]+[.N5])" office:value-type="float" office:value="1.025" calcext:value-type="float">
            <text:p>1.025</text:p>
          </table:table-cell>
          <table:table-cell table:formula="of:=([.L5]+[.N5])/SUM([.K5:.N5])" office:value-type="float" office:value="0.493827160493827" calcext:value-type="float">
            <text:p>0.493827160493827</text:p>
          </table:table-cell>
          <table:table-cell/>
          <table:table-cell table:formula="of:=[.R7]/SUM([.R7]+[.P7])" office:value-type="float" office:value="0.0857142857142857" calcext:value-type="float">
            <text:p>0.085714285714286</text:p>
          </table:table-cell>
          <table:table-cell table:formula="of:=[.S7]/SUM([.S7]+[.Q7])" office:value-type="float" office:value="0.0357142857142857" calcext:value-type="float">
            <text:p>0.035714285714286</text:p>
          </table:table-cell>
          <table:table-cell table:formula="of:=([.P7]+[.R7])/([.Q7]+[.S7])" office:value-type="float" office:value="1.25" calcext:value-type="float">
            <text:p>1.25</text:p>
          </table:table-cell>
          <table:table-cell table:formula="of:=([.Q7]+[.S7])/SUM([.P7:.S7])" office:value-type="float" office:value="0.444444444444444" calcext:value-type="float">
            <text:p>0.444444444444444</text:p>
          </table:table-cell>
          <table:table-cell/>
          <table:table-cell table:formula="of:=[.W7]/SUM([.W7]+[.U7])" office:value-type="float" office:value="0.137931034482759" calcext:value-type="float">
            <text:p>0.137931034482759</text:p>
          </table:table-cell>
          <table:table-cell table:formula="of:=[.X7]/SUM([.X7]+[.V7])" office:value-type="float" office:value="0.09375" calcext:value-type="float">
            <text:p>0.09375</text:p>
          </table:table-cell>
          <table:table-cell table:formula="of:=([.U7]+[.W7])/([.V7]+[.X7])" office:value-type="float" office:value="0.90625" calcext:value-type="float">
            <text:p>0.90625</text:p>
          </table:table-cell>
          <table:table-cell table:formula="of:=([.V7]+[.X7])/SUM([.U7:.X7])" office:value-type="float" office:value="0.524590163934426" calcext:value-type="float">
            <text:p>0.524590163934426</text:p>
          </table:table-cell>
          <table:table-cell/>
          <table:table-cell table:formula="of:=[.AB5]/SUM([.AB5]+[.Z5])" office:value-type="float" office:value="0.0943396226415094" calcext:value-type="float">
            <text:p>0.09433962264151</text:p>
          </table:table-cell>
          <table:table-cell table:formula="of:=[.AC5]/SUM([.AC5]+[.AA5])" office:value-type="float" office:value="0.0769230769230769" calcext:value-type="float">
            <text:p>0.076923076923077</text:p>
          </table:table-cell>
          <table:table-cell table:formula="of:=([.Z5]+[.AB5])/([.AA5]+[.AC5])" office:value-type="float" office:value="1.35897435897436" calcext:value-type="float">
            <text:p>1.35897435897436</text:p>
          </table:table-cell>
          <table:table-cell table:formula="of:=([.AA5]+[.AC5])/SUM([.Z5:.AC5])" office:value-type="float" office:value="0.423913043478261" calcext:value-type="float">
            <text:p>0.423913043478261</text:p>
          </table:table-cell>
          <table:table-cell/>
          <table:table-cell table:formula="of:=[.AG5]/SUM([.AG5]+[.AE5])" office:value-type="float" office:value="0.0151515151515152" calcext:value-type="float">
            <text:p>0.015151515151515</text:p>
          </table:table-cell>
          <table:table-cell table:formula="of:=[.AH5]/SUM([.AH5]+[.AF5])" office:value-type="float" office:value="0.0588235294117647" calcext:value-type="float">
            <text:p>0.058823529411765</text:p>
          </table:table-cell>
          <table:table-cell table:formula="of:=([.AE5]+[.AG5])/([.AF5]+[.AH5])" office:value-type="float" office:value="1.29411764705882" calcext:value-type="float">
            <text:p>1.29411764705882</text:p>
          </table:table-cell>
          <table:table-cell table:formula="of:=([.AF5]+[.AH5])/SUM([.AE5:.AH5])" office:value-type="float" office:value="0.435897435897436" calcext:value-type="float">
            <text:p>0.435897435897436</text:p>
          </table:table-cell>
          <table:table-cell/>
          <table:table-cell table:formula="of:=[.AL4]/SUM([.AJ4]+[.AL4])" office:value-type="float" office:value="0.0869565217391304" calcext:value-type="float">
            <text:p>0.086956521739131</text:p>
          </table:table-cell>
          <table:table-cell table:formula="of:=[.AM4]/SUM([.AK4]+[.AM4])" office:value-type="float" office:value="0.078125" calcext:value-type="float">
            <text:p>0.078125</text:p>
          </table:table-cell>
          <table:table-cell table:formula="of:=([.AJ4]+[.AL4])/([.AK4]+[.AM4])" office:value-type="float" office:value="0.71875" calcext:value-type="float">
            <text:p>0.71875</text:p>
          </table:table-cell>
          <table:table-cell table:formula="of:=([.AK4]+[.AM4])/SUM([.AJ4:.AM4])" office:value-type="float" office:value="0.581818181818182" calcext:value-type="float">
            <text:p>0.581818181818182</text:p>
          </table:table-cell>
          <table:table-cell/>
          <table:table-cell table:formula="of:=[.AQ5]/SUM([.AQ5]+[.AO5])" office:value-type="float" office:value="0.043956043956044" calcext:value-type="float">
            <text:p>0.043956043956044</text:p>
          </table:table-cell>
          <table:table-cell table:formula="of:=[.AR5]/SUM([.AR5]+[.AP5])" office:value-type="float" office:value="0.111111111111111" calcext:value-type="float">
            <text:p>0.111111111111111</text:p>
          </table:table-cell>
          <table:table-cell table:formula="of:=([.AO5]+[.AQ5])/([.AP5]+[.AR5])" office:value-type="float" office:value="3.37037037037037" calcext:value-type="float">
            <text:p>3.37037037037037</text:p>
          </table:table-cell>
          <table:table-cell table:formula="of:=([.AP5]+[.AR5])/SUM([.AO5:.AR5])" office:value-type="float" office:value="0.228813559322034" calcext:value-type="float">
            <text:p>0.228813559322034</text:p>
          </table:table-cell>
          <table:table-cell/>
          <table:table-cell table:formula="of:=[.AV4]/SUM([.AT4]+[.AV4])" office:value-type="float" office:value="0.05" calcext:value-type="float">
            <text:p>0.05</text:p>
          </table:table-cell>
          <table:table-cell table:formula="of:=[.AW4]/SUM([.AU4]+[.AW4])" office:value-type="float" office:value="0.111111111111111" calcext:value-type="float">
            <text:p>0.111111111111111</text:p>
          </table:table-cell>
          <table:table-cell table:formula="of:=([.AT4]+[.AV4])/([.AU4]+[.AW4])" office:value-type="float" office:value="1.48148148148148" calcext:value-type="float">
            <text:p>1.48148148148148</text:p>
          </table:table-cell>
          <table:table-cell table:formula="of:=([.AU4]+[.AW4])/SUM([.AT4:.AW4])" office:value-type="float" office:value="0.402985074626866" calcext:value-type="float">
            <text:p>0.402985074626866</text:p>
          </table:table-cell>
          <table:table-cell table:number-columns-repeated="975"/>
        </table:table-row>
        <table:table-row table:style-name="ro1">
          <table:table-cell table:number-columns-repeated="10"/>
          <table:table-cell table:formula="of:=[.M6]/SUM([.K6]+[.M6])" office:value-type="float" office:value="0.05" calcext:value-type="float">
            <text:p>0.05</text:p>
          </table:table-cell>
          <table:table-cell table:formula="of:=[.N6]/SUM([.L6]+[.N6])" office:value-type="float" office:value="0.121212121212121" calcext:value-type="float">
            <text:p>0.121212121212121</text:p>
          </table:table-cell>
          <table:table-cell table:formula="of:=([.K6]+[.M6])/([.L6]+[.N6])" office:value-type="float" office:value="1.21212121212121" calcext:value-type="float">
            <text:p>1.21212121212121</text:p>
          </table:table-cell>
          <table:table-cell table:formula="of:=([.L6]+[.N6])/SUM([.K6:.N6])" office:value-type="float" office:value="0.452054794520548" calcext:value-type="float">
            <text:p>0.452054794520548</text:p>
          </table:table-cell>
          <table:table-cell table:number-columns-repeated="11"/>
          <table:table-cell table:formula="of:=[.AB6]/SUM([.AB6]+[.Z6])" office:value-type="float" office:value="0.032258064516129" calcext:value-type="float">
            <text:p>0.032258064516129</text:p>
          </table:table-cell>
          <table:table-cell table:formula="of:=[.AC6]/SUM([.AC6]+[.AA6])" office:value-type="float" office:value="0.0588235294117647" calcext:value-type="float">
            <text:p>0.058823529411765</text:p>
          </table:table-cell>
          <table:table-cell table:formula="of:=([.Z6]+[.AB6])/([.AA6]+[.AC6])" office:value-type="float" office:value="0.911764705882353" calcext:value-type="float">
            <text:p>0.911764705882353</text:p>
          </table:table-cell>
          <table:table-cell table:formula="of:=([.AA6]+[.AC6])/SUM([.Z6:.AC6])" office:value-type="float" office:value="0.523076923076923" calcext:value-type="float">
            <text:p>0.523076923076923</text:p>
          </table:table-cell>
          <table:table-cell/>
          <table:table-cell table:formula="of:=[.AG6]/SUM([.AG6]+[.AE6])" office:value-type="float" office:value="0.038961038961039" calcext:value-type="float">
            <text:p>0.038961038961039</text:p>
          </table:table-cell>
          <table:table-cell table:formula="of:=[.AH6]/SUM([.AH6]+[.AF6])" office:value-type="float" office:value="0.09375" calcext:value-type="float">
            <text:p>0.09375</text:p>
          </table:table-cell>
          <table:table-cell table:formula="of:=([.AE6]+[.AG6])/([.AF6]+[.AH6])" office:value-type="float" office:value="2.40625" calcext:value-type="float">
            <text:p>2.40625</text:p>
          </table:table-cell>
          <table:table-cell table:formula="of:=([.AF6]+[.AH6])/SUM([.AE6:.AH6])" office:value-type="float" office:value="0.293577981651376" calcext:value-type="float">
            <text:p>0.293577981651376</text:p>
          </table:table-cell>
          <table:table-cell/>
          <table:table-cell table:formula="of:=[.AL5]/SUM([.AJ5]+[.AL5])" office:value-type="float" office:value="0.0851063829787234" calcext:value-type="float">
            <text:p>0.085106382978723</text:p>
          </table:table-cell>
          <table:table-cell table:formula="of:=[.AM5]/SUM([.AK5]+[.AM5])" office:value-type="float" office:value="0.125" calcext:value-type="float">
            <text:p>0.125</text:p>
          </table:table-cell>
          <table:table-cell table:formula="of:=([.AJ5]+[.AL5])/([.AK5]+[.AM5])" office:value-type="float" office:value="0.979166666666667" calcext:value-type="float">
            <text:p>0.979166666666667</text:p>
          </table:table-cell>
          <table:table-cell table:formula="of:=([.AK5]+[.AM5])/SUM([.AJ5:.AM5])" office:value-type="float" office:value="0.505263157894737" calcext:value-type="float">
            <text:p>0.505263157894737</text:p>
          </table:table-cell>
          <table:table-cell/>
          <table:table-cell table:formula="of:=[.AQ6]/SUM([.AQ6]+[.AO6])" office:value-type="float" office:value="0.0263157894736842" calcext:value-type="float">
            <text:p>0.026315789473684</text:p>
          </table:table-cell>
          <table:table-cell table:formula="of:=[.AR6]/SUM([.AR6]+[.AP6])" office:value-type="float" office:value="0" calcext:value-type="float">
            <text:p>0</text:p>
          </table:table-cell>
          <table:table-cell table:formula="of:=([.AO6]+[.AQ6])/([.AP6]+[.AR6])" office:value-type="float" office:value="1.35714285714286" calcext:value-type="float">
            <text:p>1.35714285714286</text:p>
          </table:table-cell>
          <table:table-cell table:formula="of:=([.AP6]+[.AR6])/SUM([.AO6:.AR6])" office:value-type="float" office:value="0.424242424242424" calcext:value-type="float">
            <text:p>0.424242424242424</text:p>
          </table:table-cell>
          <table:table-cell/>
          <table:table-cell table:formula="of:=[.AV5]/SUM([.AT5]+[.AV5])" office:value-type="float" office:value="0.0666666666666667" calcext:value-type="float">
            <text:p>0.066666666666667</text:p>
          </table:table-cell>
          <table:table-cell table:formula="of:=[.AW5]/SUM([.AU5]+[.AW5])" office:value-type="float" office:value="0.142857142857143" calcext:value-type="float">
            <text:p>0.142857142857143</text:p>
          </table:table-cell>
          <table:table-cell table:formula="of:=([.AT5]+[.AV5])/([.AU5]+[.AW5])" office:value-type="float" office:value="0.714285714285714" calcext:value-type="float">
            <text:p>0.714285714285714</text:p>
          </table:table-cell>
          <table:table-cell table:formula="of:=([.AU5]+[.AW5])/SUM([.AT5:.AW5])" office:value-type="float" office:value="0.583333333333333" calcext:value-type="float">
            <text:p>0.583333333333333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pHH3 / FHF</text:p>
          </table:table-cell>
          <table:table-cell office:value-type="string" calcext:value-type="string">
            <text:p>pHH3 / SHF</text:p>
          </table:table-cell>
          <table:table-cell office:value-type="string" calcext:value-type="string">
            <text:p>FHF / SHF</text:p>
          </table:table-cell>
          <table:table-cell office:value-type="string" calcext:value-type="string">
            <text:p>SHF / total</text:p>
          </table:table-cell>
          <table:table-cell/>
          <table:table-cell office:value-type="string" calcext:value-type="string">
            <text:p>pHH3 / FHF</text:p>
          </table:table-cell>
          <table:table-cell office:value-type="string" calcext:value-type="string">
            <text:p>pHH3 / SHF</text:p>
          </table:table-cell>
          <table:table-cell office:value-type="string" calcext:value-type="string">
            <text:p>FHF / SHF</text:p>
          </table:table-cell>
          <table:table-cell office:value-type="string" calcext:value-type="string">
            <text:p>SHF / total</text:p>
          </table:table-cell>
          <table:table-cell/>
          <table:table-cell table:formula="of:=[.M7]/SUM([.K7]+[.M7])" office:value-type="float" office:value="0.129032258064516" calcext:value-type="float">
            <text:p>0.129032258064516</text:p>
          </table:table-cell>
          <table:table-cell table:formula="of:=[.N7]/SUM([.L7]+[.N7])" office:value-type="float" office:value="0.08" calcext:value-type="float">
            <text:p>0.08</text:p>
          </table:table-cell>
          <table:table-cell table:formula="of:=([.K7]+[.M7])/([.L7]+[.N7])" office:value-type="float" office:value="1.24" calcext:value-type="float">
            <text:p>1.24</text:p>
          </table:table-cell>
          <table:table-cell table:formula="of:=([.L7]+[.N7])/SUM([.K7:.N7])" office:value-type="float" office:value="0.446428571428571" calcext:value-type="float">
            <text:p>0.446428571428571</text:p>
          </table:table-cell>
          <table:table-cell/>
          <table:table-cell table:formula="of:=[.R9]/SUM([.R9]+[.P9])" office:value-type="float" office:value="0.058252427184466" calcext:value-type="float">
            <text:p>0.058252427184466</text:p>
          </table:table-cell>
          <table:table-cell table:formula="of:=[.S9]/SUM([.S9]+[.Q9])" office:value-type="float" office:value="0.0714285714285714" calcext:value-type="float">
            <text:p>0.071428571428572</text:p>
          </table:table-cell>
          <table:table-cell table:formula="of:=([.P9]+[.R9])/([.Q9]+[.S9])" office:value-type="float" office:value="2.00649350649351" calcext:value-type="float">
            <text:p>2.00649350649351</text:p>
          </table:table-cell>
          <table:table-cell table:formula="of:=([.Q9]+[.S9])/SUM([.P9:.S9])" office:value-type="float" office:value="0.332613390928726" calcext:value-type="float">
            <text:p>0.332613390928726</text:p>
          </table:table-cell>
          <table:table-cell/>
          <table:table-cell table:formula="of:=[.W9]/SUM([.W9]+[.U9])" office:value-type="float" office:value="0.062043795620438" calcext:value-type="float">
            <text:p>0.062043795620438</text:p>
          </table:table-cell>
          <table:table-cell table:formula="of:=[.X9]/SUM([.X9]+[.V9])" office:value-type="float" office:value="0.0779220779220779" calcext:value-type="float">
            <text:p>0.077922077922078</text:p>
          </table:table-cell>
          <table:table-cell table:formula="of:=([.U9]+[.W9])/([.V9]+[.X9])" office:value-type="float" office:value="1.77922077922078" calcext:value-type="float">
            <text:p>1.77922077922078</text:p>
          </table:table-cell>
          <table:table-cell table:formula="of:=([.V9]+[.X9])/SUM([.U9:.X9])" office:value-type="float" office:value="0.359813084112149" calcext:value-type="float">
            <text:p>0.359813084112149</text:p>
          </table:table-cell>
          <table:table-cell/>
          <table:table-cell table:formula="of:=[.AB7]/SUM([.AB7]+[.Z7])" office:value-type="float" office:value="0.037037037037037" calcext:value-type="float">
            <text:p>0.037037037037037</text:p>
          </table:table-cell>
          <table:table-cell table:formula="of:=[.AC7]/SUM([.AC7]+[.AA7])" office:value-type="float" office:value="0.125" calcext:value-type="float">
            <text:p>0.125</text:p>
          </table:table-cell>
          <table:table-cell table:formula="of:=([.Z7]+[.AB7])/([.AA7]+[.AC7])" office:value-type="float" office:value="0.675" calcext:value-type="float">
            <text:p>0.675</text:p>
          </table:table-cell>
          <table:table-cell table:formula="of:=([.AA7]+[.AC7])/SUM([.Z7:.AC7])" office:value-type="float" office:value="0.597014925373134" calcext:value-type="float">
            <text:p>0.597014925373134</text:p>
          </table:table-cell>
          <table:table-cell/>
          <table:table-cell table:formula="of:=[.AG7]/SUM([.AG7]+[.AE7])" office:value-type="float" office:value="0.0404040404040404" calcext:value-type="float">
            <text:p>0.04040404040404</text:p>
          </table:table-cell>
          <table:table-cell table:formula="of:=[.AH7]/SUM([.AH7]+[.AF7])" office:value-type="float" office:value="0.0645161290322581" calcext:value-type="float">
            <text:p>0.064516129032258</text:p>
          </table:table-cell>
          <table:table-cell table:formula="of:=([.AE7]+[.AG7])/([.AF7]+[.AH7])" office:value-type="float" office:value="1.06451612903226" calcext:value-type="float">
            <text:p>1.06451612903226</text:p>
          </table:table-cell>
          <table:table-cell table:formula="of:=([.AF7]+[.AH7])/SUM([.AE7:.AH7])" office:value-type="float" office:value="0.484375" calcext:value-type="float">
            <text:p>0.484375</text:p>
          </table:table-cell>
          <table:table-cell/>
          <table:table-cell table:formula="of:=[.AL6]/SUM([.AJ6]+[.AL6])" office:value-type="float" office:value="0.0547945205479452" calcext:value-type="float">
            <text:p>0.054794520547945</text:p>
          </table:table-cell>
          <table:table-cell table:formula="of:=[.AM6]/SUM([.AK6]+[.AM6])" office:value-type="float" office:value="0.0545454545454545" calcext:value-type="float">
            <text:p>0.054545454545455</text:p>
          </table:table-cell>
          <table:table-cell table:formula="of:=([.AJ6]+[.AL6])/([.AK6]+[.AM6])" office:value-type="float" office:value="1.32727272727273" calcext:value-type="float">
            <text:p>1.32727272727273</text:p>
          </table:table-cell>
          <table:table-cell table:formula="of:=([.AK6]+[.AM6])/SUM([.AJ6:.AM6])" office:value-type="float" office:value="0.4296875" calcext:value-type="float">
            <text:p>0.4296875</text:p>
          </table:table-cell>
          <table:table-cell/>
          <table:table-cell table:formula="of:=[.AQ7]/SUM([.AQ7]+[.AO7])" office:value-type="float" office:value="0.0810810810810811" calcext:value-type="float">
            <text:p>0.081081081081081</text:p>
          </table:table-cell>
          <table:table-cell table:formula="of:=[.AR7]/SUM([.AR7]+[.AP7])" office:value-type="float" office:value="0.0851063829787234" calcext:value-type="float">
            <text:p>0.085106382978723</text:p>
          </table:table-cell>
          <table:table-cell table:formula="of:=([.AO7]+[.AQ7])/([.AP7]+[.AR7])" office:value-type="float" office:value="0.787234042553192" calcext:value-type="float">
            <text:p>0.787234042553192</text:p>
          </table:table-cell>
          <table:table-cell table:formula="of:=([.AP7]+[.AR7])/SUM([.AO7:.AR7])" office:value-type="float" office:value="0.55952380952381" calcext:value-type="float">
            <text:p>0.55952380952381</text:p>
          </table:table-cell>
          <table:table-cell/>
          <table:table-cell table:formula="of:=[.AV6]/SUM([.AT6]+[.AV6])" office:value-type="float" office:value="0.0357142857142857" calcext:value-type="float">
            <text:p>0.035714285714286</text:p>
          </table:table-cell>
          <table:table-cell table:formula="of:=[.AW6]/SUM([.AU6]+[.AW6])" office:value-type="float" office:value="0.0612244897959184" calcext:value-type="float">
            <text:p>0.061224489795918</text:p>
          </table:table-cell>
          <table:table-cell table:formula="of:=([.AT6]+[.AV6])/([.AU6]+[.AW6])" office:value-type="float" office:value="1.14285714285714" calcext:value-type="float">
            <text:p>1.14285714285714</text:p>
          </table:table-cell>
          <table:table-cell table:formula="of:=([.AU6]+[.AW6])/SUM([.AT6:.AW6])" office:value-type="float" office:value="0.466666666666667" calcext:value-type="float">
            <text:p>0.466666666666667</text:p>
          </table:table-cell>
          <table:table-cell table:number-columns-repeated="975"/>
        </table:table-row>
        <table:table-row table:style-name="ro1">
          <table:table-cell table:formula="of:=[.C3]/SUM([.A3]+[.C3])" office:value-type="float" office:value="0.0845070422535211" calcext:value-type="float">
            <text:p>0.084507042253521</text:p>
          </table:table-cell>
          <table:table-cell table:formula="of:=[.D3]/SUM([.B3]+[.D3])" office:value-type="float" office:value="0.08" calcext:value-type="float">
            <text:p>0.08</text:p>
          </table:table-cell>
          <table:table-cell table:formula="of:=([.A3]+[.C3])/([.B3]+[.D3])" office:value-type="float" office:value="2.84" calcext:value-type="float">
            <text:p>2.84</text:p>
          </table:table-cell>
          <table:table-cell table:formula="of:=([.B3]+[.D3])/SUM([.A3:.D3])" office:value-type="float" office:value="0.260416666666667" calcext:value-type="float">
            <text:p>0.260416666666667</text:p>
          </table:table-cell>
          <table:table-cell/>
          <table:table-cell table:formula="of:=[.H3]/SUM([.F3]+[.H3])" office:value-type="float" office:value="0.0430107526881721" calcext:value-type="float">
            <text:p>0.043010752688172</text:p>
          </table:table-cell>
          <table:table-cell table:formula="of:=[.I3]/SUM([.G3]+[.I3])" office:value-type="float" office:value="0.0645161290322581" calcext:value-type="float">
            <text:p>0.064516129032258</text:p>
          </table:table-cell>
          <table:table-cell table:formula="of:=([.F3]+[.H3])/([.G3]+[.I3])" office:value-type="float" office:value="3" calcext:value-type="float">
            <text:p>3</text:p>
          </table:table-cell>
          <table:table-cell table:formula="of:=([.G3]+[.I3])/SUM([.F3:.I3])" office:value-type="float" office:value="0.25" calcext:value-type="float">
            <text:p>0.25</text:p>
          </table:table-cell>
          <table:table-cell/>
          <table:table-cell table:formula="of:=[.M8]/SUM([.K8]+[.M8])" office:value-type="float" office:value="0.0625" calcext:value-type="float">
            <text:p>0.0625</text:p>
          </table:table-cell>
          <table:table-cell table:formula="of:=[.N8]/SUM([.L8]+[.N8])" office:value-type="float" office:value="0.125" calcext:value-type="float">
            <text:p>0.125</text:p>
          </table:table-cell>
          <table:table-cell table:formula="of:=([.K8]+[.M8])/([.L8]+[.N8])" office:value-type="float" office:value="0.666666666666667" calcext:value-type="float">
            <text:p>0.666666666666667</text:p>
          </table:table-cell>
          <table:table-cell table:formula="of:=([.L8]+[.N8])/SUM([.K8:.N8])" office:value-type="float" office:value="0.6" calcext:value-type="float">
            <text:p>0.6</text:p>
          </table:table-cell>
          <table:table-cell table:number-columns-repeated="11"/>
          <table:table-cell table:formula="of:=[.AB8]/SUM([.AB8]+[.Z8])" office:value-type="float" office:value="0.12" calcext:value-type="float">
            <text:p>0.12</text:p>
          </table:table-cell>
          <table:table-cell table:formula="of:=[.AC8]/SUM([.AC8]+[.AA8])" office:value-type="float" office:value="0.137931034482759" calcext:value-type="float">
            <text:p>0.137931034482759</text:p>
          </table:table-cell>
          <table:table-cell table:formula="of:=([.Z8]+[.AB8])/([.AA8]+[.AC8])" office:value-type="float" office:value="0.862068965517241" calcext:value-type="float">
            <text:p>0.862068965517241</text:p>
          </table:table-cell>
          <table:table-cell table:formula="of:=([.AA8]+[.AC8])/SUM([.Z8:.AC8])" office:value-type="float" office:value="0.537037037037037" calcext:value-type="float">
            <text:p>0.537037037037037</text:p>
          </table:table-cell>
          <table:table-cell/>
          <table:table-cell table:formula="of:=[.AG8]/SUM([.AG8]+[.AE8])" office:value-type="float" office:value="0.0319148936170213" calcext:value-type="float">
            <text:p>0.031914893617021</text:p>
          </table:table-cell>
          <table:table-cell table:formula="of:=[.AH8]/SUM([.AH8]+[.AF8])" office:value-type="float" office:value="0.0597014925373134" calcext:value-type="float">
            <text:p>0.059701492537314</text:p>
          </table:table-cell>
          <table:table-cell table:formula="of:=([.AE8]+[.AG8])/([.AF8]+[.AH8])" office:value-type="float" office:value="1.40298507462687" calcext:value-type="float">
            <text:p>1.40298507462687</text:p>
          </table:table-cell>
          <table:table-cell table:formula="of:=([.AF8]+[.AH8])/SUM([.AE8:.AH8])" office:value-type="float" office:value="0.416149068322981" calcext:value-type="float">
            <text:p>0.416149068322981</text:p>
          </table:table-cell>
          <table:table-cell/>
          <table:table-cell table:formula="of:=[.AL7]/SUM([.AJ7]+[.AL7])" office:value-type="float" office:value="0.0395480225988701" calcext:value-type="float">
            <text:p>0.03954802259887</text:p>
          </table:table-cell>
          <table:table-cell table:formula="of:=[.AM7]/SUM([.AK7]+[.AM7])" office:value-type="float" office:value="0.0851063829787234" calcext:value-type="float">
            <text:p>0.085106382978723</text:p>
          </table:table-cell>
          <table:table-cell table:formula="of:=([.AJ7]+[.AL7])/([.AK7]+[.AM7])" office:value-type="float" office:value="3.76595744680851" calcext:value-type="float">
            <text:p>3.76595744680851</text:p>
          </table:table-cell>
          <table:table-cell table:formula="of:=([.AK7]+[.AM7])/SUM([.AJ7:.AM7])" office:value-type="float" office:value="0.209821428571429" calcext:value-type="float">
            <text:p>0.209821428571429</text:p>
          </table:table-cell>
          <table:table-cell/>
          <table:table-cell table:formula="of:=[.AQ8]/SUM([.AQ8]+[.AO8])" office:value-type="float" office:value="0.24" calcext:value-type="float">
            <text:p>0.24</text:p>
          </table:table-cell>
          <table:table-cell table:formula="of:=[.AR8]/SUM([.AR8]+[.AP8])" office:value-type="float" office:value="0.0909090909090909" calcext:value-type="float">
            <text:p>0.090909090909091</text:p>
          </table:table-cell>
          <table:table-cell table:formula="of:=([.AO8]+[.AQ8])/([.AP8]+[.AR8])" office:value-type="float" office:value="0.757575757575758" calcext:value-type="float">
            <text:p>0.757575757575758</text:p>
          </table:table-cell>
          <table:table-cell table:formula="of:=([.AP8]+[.AR8])/SUM([.AO8:.AR8])" office:value-type="float" office:value="0.568965517241379" calcext:value-type="float">
            <text:p>0.568965517241379</text:p>
          </table:table-cell>
          <table:table-cell/>
          <table:table-cell table:formula="of:=[.AV7]/SUM([.AT7]+[.AV7])" office:value-type="float" office:value="0.0465116279069768" calcext:value-type="float">
            <text:p>0.046511627906977</text:p>
          </table:table-cell>
          <table:table-cell table:formula="of:=[.AW7]/SUM([.AU7]+[.AW7])" office:value-type="float" office:value="0.0410958904109589" calcext:value-type="float">
            <text:p>0.041095890410959</text:p>
          </table:table-cell>
          <table:table-cell table:formula="of:=([.AT7]+[.AV7])/([.AU7]+[.AW7])" office:value-type="float" office:value="1.17808219178082" calcext:value-type="float">
            <text:p>1.17808219178082</text:p>
          </table:table-cell>
          <table:table-cell table:formula="of:=([.AU7]+[.AW7])/SUM([.AT7:.AW7])" office:value-type="float" office:value="0.459119496855346" calcext:value-type="float">
            <text:p>0.459119496855346</text:p>
          </table:table-cell>
          <table:table-cell table:number-columns-repeated="975"/>
        </table:table-row>
        <table:table-row table:style-name="ro1">
          <table:table-cell table:formula="of:=[.C4]/SUM([.A4]+[.C4])" office:value-type="float" office:value="0.09375" calcext:value-type="float">
            <text:p>0.09375</text:p>
          </table:table-cell>
          <table:table-cell table:formula="of:=[.D4]/SUM([.B4]+[.D4])" office:value-type="float" office:value="0.1" calcext:value-type="float">
            <text:p>0.1</text:p>
          </table:table-cell>
          <table:table-cell table:formula="of:=([.A4]+[.C4])/([.B4]+[.D4])" office:value-type="float" office:value="1.6" calcext:value-type="float">
            <text:p>1.6</text:p>
          </table:table-cell>
          <table:table-cell table:formula="of:=([.B4]+[.D4])/SUM([.A4:.D4])" office:value-type="float" office:value="0.384615384615385" calcext:value-type="float">
            <text:p>0.384615384615385</text:p>
          </table:table-cell>
          <table:table-cell/>
          <table:table-cell table:formula="of:=[.H4]/SUM([.F4]+[.H4])" office:value-type="float" office:value="0.0227272727272727" calcext:value-type="float">
            <text:p>0.022727272727273</text:p>
          </table:table-cell>
          <table:table-cell table:formula="of:=[.I4]/SUM([.G4]+[.I4])" office:value-type="float" office:value="0.0303030303030303" calcext:value-type="float">
            <text:p>0.03030303030303</text:p>
          </table:table-cell>
          <table:table-cell table:formula="of:=([.F4]+[.H4])/([.G4]+[.I4])" office:value-type="float" office:value="2.66666666666667" calcext:value-type="float">
            <text:p>2.66666666666667</text:p>
          </table:table-cell>
          <table:table-cell table:formula="of:=([.G4]+[.I4])/SUM([.F4:.I4])" office:value-type="float" office:value="0.272727272727273" calcext:value-type="float">
            <text:p>0.272727272727273</text:p>
          </table:table-cell>
          <table:table-cell table:number-columns-repeated="26"/>
          <table:table-cell table:formula="of:=[.AL8]/SUM([.AJ8]+[.AL8])" office:value-type="float" office:value="0.0283018867924528" calcext:value-type="float">
            <text:p>0.028301886792453</text:p>
          </table:table-cell>
          <table:table-cell table:formula="of:=[.AM8]/SUM([.AK8]+[.AM8])" office:value-type="float" office:value="0.0731707317073171" calcext:value-type="float">
            <text:p>0.073170731707317</text:p>
          </table:table-cell>
          <table:table-cell table:formula="of:=([.AJ8]+[.AL8])/([.AK8]+[.AM8])" office:value-type="float" office:value="1.29268292682927" calcext:value-type="float">
            <text:p>1.29268292682927</text:p>
          </table:table-cell>
          <table:table-cell table:formula="of:=([.AK8]+[.AM8])/SUM([.AJ8:.AM8])" office:value-type="float" office:value="0.436170212765957" calcext:value-type="float">
            <text:p>0.436170212765957</text:p>
          </table:table-cell>
          <table:table-cell table:number-columns-repeated="6"/>
          <table:table-cell table:formula="of:=[.AV8]/SUM([.AT8]+[.AV8])" office:value-type="float" office:value="0.0482758620689655" calcext:value-type="float">
            <text:p>0.048275862068966</text:p>
          </table:table-cell>
          <table:table-cell table:formula="of:=[.AW8]/SUM([.AU8]+[.AW8])" office:value-type="float" office:value="0.028169014084507" calcext:value-type="float">
            <text:p>0.028169014084507</text:p>
          </table:table-cell>
          <table:table-cell table:formula="of:=([.AT8]+[.AV8])/([.AU8]+[.AW8])" office:value-type="float" office:value="2.04225352112676" calcext:value-type="float">
            <text:p>2.04225352112676</text:p>
          </table:table-cell>
          <table:table-cell table:formula="of:=([.AU8]+[.AW8])/SUM([.AT8:.AW8])" office:value-type="float" office:value="0.328703703703704" calcext:value-type="float">
            <text:p>0.328703703703704</text:p>
          </table:table-cell>
          <table:table-cell table:number-columns-repeated="975"/>
        </table:table-row>
        <table:table-row table:style-name="ro1">
          <table:table-cell table:formula="of:=[.C5]/SUM([.A5]+[.C5])" office:value-type="float" office:value="0.0493827160493827" calcext:value-type="float">
            <text:p>0.049382716049383</text:p>
          </table:table-cell>
          <table:table-cell table:formula="of:=[.D5]/SUM([.B5]+[.D5])" office:value-type="float" office:value="0.05" calcext:value-type="float">
            <text:p>0.05</text:p>
          </table:table-cell>
          <table:table-cell table:formula="of:=([.A5]+[.C5])/([.B5]+[.D5])" office:value-type="float" office:value="2.025" calcext:value-type="float">
            <text:p>2.025</text:p>
          </table:table-cell>
          <table:table-cell table:formula="of:=([.B5]+[.D5])/SUM([.A5:.D5])" office:value-type="float" office:value="0.330578512396694" calcext:value-type="float">
            <text:p>0.330578512396694</text:p>
          </table:table-cell>
          <table:table-cell/>
          <table:table-cell table:formula="of:=[.H5]/SUM([.F5]+[.H5])" office:value-type="float" office:value="0.0538461538461539" calcext:value-type="float">
            <text:p>0.053846153846154</text:p>
          </table:table-cell>
          <table:table-cell table:formula="of:=[.I5]/SUM([.G5]+[.I5])" office:value-type="float" office:value="0" calcext:value-type="float">
            <text:p>0</text:p>
          </table:table-cell>
          <table:table-cell table:formula="of:=([.F5]+[.H5])/([.G5]+[.I5])" office:value-type="float" office:value="4.64285714285714" calcext:value-type="float">
            <text:p>4.64285714285714</text:p>
          </table:table-cell>
          <table:table-cell table:formula="of:=([.G5]+[.I5])/SUM([.F5:.I5])" office:value-type="float" office:value="0.177215189873418" calcext:value-type="float">
            <text:p>0.177215189873418</text:p>
          </table:table-cell>
          <table:table-cell/>
          <table:table-cell table:formula="of:=[.M10]/SUM([.K10]+[.M10])" office:value-type="float" office:value="0.0707692307692308" calcext:value-type="float">
            <text:p>0.070769230769231</text:p>
          </table:table-cell>
          <table:table-cell table:formula="of:=[.N10]/SUM([.L10]+[.N10])" office:value-type="float" office:value="0.0913705583756345" calcext:value-type="float">
            <text:p>0.091370558375635</text:p>
          </table:table-cell>
          <table:table-cell table:formula="of:=([.K10]+[.M10])/([.L10]+[.N10])" office:value-type="float" office:value="1.6497461928934" calcext:value-type="float">
            <text:p>1.6497461928934</text:p>
          </table:table-cell>
          <table:table-cell table:formula="of:=([.L10]+[.N10])/SUM([.K10:.N10])" office:value-type="float" office:value="0.377394636015326" calcext:value-type="float">
            <text:p>0.377394636015326</text:p>
          </table:table-cell>
          <table:table-cell table:number-columns-repeated="11"/>
          <table:table-cell table:formula="of:=[.AB10]/SUM([.AB10]+[.Z10])" office:value-type="float" office:value="0.0648148148148148" calcext:value-type="float">
            <text:p>0.064814814814815</text:p>
          </table:table-cell>
          <table:table-cell table:formula="of:=[.AC10]/SUM([.AC10]+[.AA10])" office:value-type="float" office:value="0.0789473684210526" calcext:value-type="float">
            <text:p>0.078947368421053</text:p>
          </table:table-cell>
          <table:table-cell table:formula="of:=([.Z10]+[.AB10])/([.AA10]+[.AC10])" office:value-type="float" office:value="1.42105263157895" calcext:value-type="float">
            <text:p>1.42105263157895</text:p>
          </table:table-cell>
          <table:table-cell table:formula="of:=([.AA10]+[.AC10])/SUM([.Z10:.AC10])" office:value-type="float" office:value="0.41304347826087" calcext:value-type="float">
            <text:p>0.41304347826087</text:p>
          </table:table-cell>
          <table:table-cell/>
          <table:table-cell table:formula="of:=[.AG10]/SUM([.AG10]+[.AE10])" office:value-type="float" office:value="0.0410958904109589" calcext:value-type="float">
            <text:p>0.041095890410959</text:p>
          </table:table-cell>
          <table:table-cell table:formula="of:=[.AH10]/SUM([.AH10]+[.AF10])" office:value-type="float" office:value="0.0762942779291553" calcext:value-type="float">
            <text:p>0.076294277929155</text:p>
          </table:table-cell>
          <table:table-cell table:formula="of:=([.AE10]+[.AG10])/([.AF10]+[.AH10])" office:value-type="float" office:value="1.39237057220708" calcext:value-type="float">
            <text:p>1.39237057220708</text:p>
          </table:table-cell>
          <table:table-cell table:formula="of:=([.AF10]+[.AH10])/SUM([.AE10:.AH10])" office:value-type="float" office:value="0.417995444191344" calcext:value-type="float">
            <text:p>0.417995444191344</text:p>
          </table:table-cell>
          <table:table-cell/>
          <table:table-cell table:formula="of:=[.AL9]/SUM([.AJ9]+[.AL9])" office:value-type="float" office:value="0.115384615384615" calcext:value-type="float">
            <text:p>0.115384615384615</text:p>
          </table:table-cell>
          <table:table-cell table:formula="of:=[.AM9]/SUM([.AK9]+[.AM9])" office:value-type="float" office:value="0.137931034482759" calcext:value-type="float">
            <text:p>0.137931034482759</text:p>
          </table:table-cell>
          <table:table-cell table:formula="of:=([.AJ9]+[.AL9])/([.AK9]+[.AM9])" office:value-type="float" office:value="0.896551724137931" calcext:value-type="float">
            <text:p>0.896551724137931</text:p>
          </table:table-cell>
          <table:table-cell table:formula="of:=([.AK9]+[.AM9])/SUM([.AJ9:.AM9])" office:value-type="float" office:value="0.527272727272727" calcext:value-type="float">
            <text:p>0.527272727272727</text:p>
          </table:table-cell>
          <table:table-cell/>
          <table:table-cell table:formula="of:=[.AQ10]/SUM([.AQ10]+[.AO10])" office:value-type="float" office:value="0.0495356037151703" calcext:value-type="float">
            <text:p>0.04953560371517</text:p>
          </table:table-cell>
          <table:table-cell table:formula="of:=[.AR10]/SUM([.AR10]+[.AP10])" office:value-type="float" office:value="0.0638297872340425" calcext:value-type="float">
            <text:p>0.063829787234043</text:p>
          </table:table-cell>
          <table:table-cell table:formula="of:=([.AO10]+[.AQ10])/([.AP10]+[.AR10])" office:value-type="float" office:value="1.71808510638298" calcext:value-type="float">
            <text:p>1.71808510638298</text:p>
          </table:table-cell>
          <table:table-cell table:formula="of:=([.AP10]+[.AR10])/SUM([.AO10:.AR10])" office:value-type="float" office:value="0.367906066536203" calcext:value-type="float">
            <text:p>0.367906066536203</text:p>
          </table:table-cell>
          <table:table-cell/>
          <table:table-cell table:formula="of:=[.AV9]/SUM([.AT9]+[.AV9])" office:value-type="float" office:value="0.0462962962962963" calcext:value-type="float">
            <text:p>0.046296296296296</text:p>
          </table:table-cell>
          <table:table-cell table:formula="of:=[.AW9]/SUM([.AU9]+[.AW9])" office:value-type="float" office:value="0.051948051948052" calcext:value-type="float">
            <text:p>0.051948051948052</text:p>
          </table:table-cell>
          <table:table-cell table:formula="of:=([.AT9]+[.AV9])/([.AU9]+[.AW9])" office:value-type="float" office:value="1.4025974025974" calcext:value-type="float">
            <text:p>1.4025974025974</text:p>
          </table:table-cell>
          <table:table-cell table:formula="of:=([.AU9]+[.AW9])/SUM([.AT9:.AW9])" office:value-type="float" office:value="0.416216216216216" calcext:value-type="float">
            <text:p>0.416216216216216</text:p>
          </table:table-cell>
          <table:table-cell table:number-columns-repeated="975"/>
        </table:table-row>
        <table:table-row table:style-name="ro1">
          <table:table-cell table:formula="of:=[.C6]/SUM([.A6]+[.C6])" office:value-type="float" office:value="0.0280373831775701" calcext:value-type="float">
            <text:p>0.02803738317757</text:p>
          </table:table-cell>
          <table:table-cell table:formula="of:=[.D6]/SUM([.B6]+[.D6])" office:value-type="float" office:value="0.151515151515152" calcext:value-type="float">
            <text:p>0.151515151515152</text:p>
          </table:table-cell>
          <table:table-cell table:formula="of:=([.A6]+[.C6])/([.B6]+[.D6])" office:value-type="float" office:value="3.24242424242424" calcext:value-type="float">
            <text:p>3.24242424242424</text:p>
          </table:table-cell>
          <table:table-cell table:formula="of:=([.B6]+[.D6])/SUM([.A6:.D6])" office:value-type="float" office:value="0.235714285714286" calcext:value-type="float">
            <text:p>0.235714285714286</text:p>
          </table:table-cell>
          <table:table-cell/>
          <table:table-cell table:formula="of:=[.H6]/SUM([.F6]+[.H6])" office:value-type="float" office:value="0.075" calcext:value-type="float">
            <text:p>0.075</text:p>
          </table:table-cell>
          <table:table-cell table:formula="of:=[.I6]/SUM([.G6]+[.I6])" office:value-type="float" office:value="0.0555555555555556" calcext:value-type="float">
            <text:p>0.055555555555556</text:p>
          </table:table-cell>
          <table:table-cell table:formula="of:=([.F6]+[.H6])/([.G6]+[.I6])" office:value-type="float" office:value="1.11111111111111" calcext:value-type="float">
            <text:p>1.11111111111111</text:p>
          </table:table-cell>
          <table:table-cell table:formula="of:=([.G6]+[.I6])/SUM([.F6:.I6])" office:value-type="float" office:value="0.473684210526316" calcext:value-type="float">
            <text:p>0.473684210526316</text:p>
          </table:table-cell>
          <table:table-cell table:number-columns-repeated="1015"/>
        </table:table-row>
        <table:table-row table:style-name="ro1">
          <table:table-cell table:formula="of:=[.C7]/SUM([.A7]+[.C7])" office:value-type="float" office:value="0.0925925925925926" calcext:value-type="float">
            <text:p>0.092592592592593</text:p>
          </table:table-cell>
          <table:table-cell table:formula="of:=[.D7]/SUM([.B7]+[.D7])" office:value-type="float" office:value="0.0606060606060606" calcext:value-type="float">
            <text:p>0.060606060606061</text:p>
          </table:table-cell>
          <table:table-cell table:formula="of:=([.A7]+[.C7])/([.B7]+[.D7])" office:value-type="float" office:value="1.63636363636364" calcext:value-type="float">
            <text:p>1.63636363636364</text:p>
          </table:table-cell>
          <table:table-cell table:formula="of:=([.B7]+[.D7])/SUM([.A7:.D7])" office:value-type="float" office:value="0.379310344827586" calcext:value-type="float">
            <text:p>0.379310344827586</text:p>
          </table:table-cell>
          <table:table-cell/>
          <table:table-cell table:formula="of:=[.H7]/SUM([.F7]+[.H7])" office:value-type="float" office:value="0.0833333333333333" calcext:value-type="float">
            <text:p>0.083333333333333</text:p>
          </table:table-cell>
          <table:table-cell table:formula="of:=[.I7]/SUM([.G7]+[.I7])" office:value-type="float" office:value="0" calcext:value-type="float">
            <text:p>0</text:p>
          </table:table-cell>
          <table:table-cell table:formula="of:=([.F7]+[.H7])/([.G7]+[.I7])" office:value-type="float" office:value="1.09090909090909" calcext:value-type="float">
            <text:p>1.09090909090909</text:p>
          </table:table-cell>
          <table:table-cell table:formula="of:=([.G7]+[.I7])/SUM([.F7:.I7])" office:value-type="float" office:value="0.478260869565217" calcext:value-type="float">
            <text:p>0.478260869565217</text:p>
          </table:table-cell>
          <table:table-cell table:number-columns-repeated="26"/>
          <table:table-cell table:formula="of:=[.AL11]/SUM([.AJ11]+[.AL11])" office:value-type="float" office:value="0.0541082164328657" calcext:value-type="float">
            <text:p>0.054108216432866</text:p>
          </table:table-cell>
          <table:table-cell table:formula="of:=[.AM11]/SUM([.AK11]+[.AM11])" office:value-type="float" office:value="0.0850515463917526" calcext:value-type="float">
            <text:p>0.085051546391753</text:p>
          </table:table-cell>
          <table:table-cell table:formula="of:=([.AJ11]+[.AL11])/([.AK11]+[.AM11])" office:value-type="float" office:value="1.2860824742268" calcext:value-type="float">
            <text:p>1.2860824742268</text:p>
          </table:table-cell>
          <table:table-cell table:formula="of:=([.AK11]+[.AM11])/SUM([.AJ11:.AM11])" office:value-type="float" office:value="0.437429537767757" calcext:value-type="float">
            <text:p>0.437429537767757</text:p>
          </table:table-cell>
          <table:table-cell table:number-columns-repeated="6"/>
          <table:table-cell table:formula="of:=[.AV11]/SUM([.AT11]+[.AV11])" office:value-type="float" office:value="0.0462776659959759" calcext:value-type="float">
            <text:p>0.046277665995976</text:p>
          </table:table-cell>
          <table:table-cell table:formula="of:=[.AW11]/SUM([.AU11]+[.AW11])" office:value-type="float" office:value="0.0732323232323232" calcext:value-type="float">
            <text:p>0.073232323232323</text:p>
          </table:table-cell>
          <table:table-cell table:formula="of:=([.AT11]+[.AV11])/([.AU11]+[.AW11])" office:value-type="float" office:value="1.25505050505051" calcext:value-type="float">
            <text:p>1.25505050505051</text:p>
          </table:table-cell>
          <table:table-cell table:formula="of:=([.AU11]+[.AW11])/SUM([.AT11:.AW11])" office:value-type="float" office:value="0.443449048152296" calcext:value-type="float">
            <text:p>0.443449048152296</text:p>
          </table:table-cell>
          <table:table-cell table:number-columns-repeated="975"/>
        </table:table-row>
        <table:table-row table:style-name="ro1">
          <table:table-cell table:formula="of:=[.C8]/SUM([.A8]+[.C8])" office:value-type="float" office:value="0.153846153846154" calcext:value-type="float">
            <text:p>0.153846153846154</text:p>
          </table:table-cell>
          <table:table-cell table:formula="of:=[.D8]/SUM([.B8]+[.D8])" office:value-type="float" office:value="0.0357142857142857" calcext:value-type="float">
            <text:p>0.035714285714286</text:p>
          </table:table-cell>
          <table:table-cell table:formula="of:=([.A8]+[.C8])/([.B8]+[.D8])" office:value-type="float" office:value="0.928571428571429" calcext:value-type="float">
            <text:p>0.928571428571429</text:p>
          </table:table-cell>
          <table:table-cell table:formula="of:=([.B8]+[.D8])/SUM([.A8:.D8])" office:value-type="float" office:value="0.518518518518518" calcext:value-type="float">
            <text:p>0.518518518518518</text:p>
          </table:table-cell>
          <table:table-cell/>
          <table:table-cell table:formula="of:=[.H8]/SUM([.F8]+[.H8])" office:value-type="float" office:value="0.032258064516129" calcext:value-type="float">
            <text:p>0.032258064516129</text:p>
          </table:table-cell>
          <table:table-cell table:formula="of:=[.I8]/SUM([.G8]+[.I8])" office:value-type="float" office:value="0.107142857142857" calcext:value-type="float">
            <text:p>0.107142857142857</text:p>
          </table:table-cell>
          <table:table-cell table:formula="of:=([.F8]+[.H8])/([.G8]+[.I8])" office:value-type="float" office:value="1.10714285714286" calcext:value-type="float">
            <text:p>1.10714285714286</text:p>
          </table:table-cell>
          <table:table-cell table:formula="of:=([.G8]+[.I8])/SUM([.F8:.I8])" office:value-type="float" office:value="0.474576271186441" calcext:value-type="float">
            <text:p>0.474576271186441</text:p>
          </table:table-cell>
          <table:table-cell table:number-columns-repeated="1015"/>
        </table:table-row>
        <table:table-row table:style-name="ro1">
          <table:table-cell table:formula="of:=[.C9]/SUM([.A9]+[.C9])" office:value-type="float" office:value="0.0833333333333333" calcext:value-type="float">
            <text:p>0.083333333333333</text:p>
          </table:table-cell>
          <table:table-cell table:formula="of:=[.D9]/SUM([.B9]+[.D9])" office:value-type="float" office:value="0.142857142857143" calcext:value-type="float">
            <text:p>0.142857142857143</text:p>
          </table:table-cell>
          <table:table-cell table:formula="of:=([.A9]+[.C9])/([.B9]+[.D9])" office:value-type="float" office:value="1.14285714285714" calcext:value-type="float">
            <text:p>1.14285714285714</text:p>
          </table:table-cell>
          <table:table-cell table:formula="of:=([.B9]+[.D9])/SUM([.A9:.D9])" office:value-type="float" office:value="0.466666666666667" calcext:value-type="float">
            <text:p>0.466666666666667</text:p>
          </table:table-cell>
          <table:table-cell/>
          <table:table-cell table:formula="of:=[.H9]/SUM([.F9]+[.H9])" office:value-type="float" office:value="0.166666666666667" calcext:value-type="float">
            <text:p>0.166666666666667</text:p>
          </table:table-cell>
          <table:table-cell table:formula="of:=[.I9]/SUM([.G9]+[.I9])" office:value-type="float" office:value="0.0555555555555556" calcext:value-type="float">
            <text:p>0.055555555555556</text:p>
          </table:table-cell>
          <table:table-cell table:formula="of:=([.F9]+[.H9])/([.G9]+[.I9])" office:value-type="float" office:value="1" calcext:value-type="float">
            <text:p>1</text:p>
          </table:table-cell>
          <table:table-cell table:formula="of:=([.G9]+[.I9])/SUM([.F9:.I9])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formula="of:=[.C10]/SUM([.A10]+[.C10])" office:value-type="float" office:value="0.0857142857142857" calcext:value-type="float">
            <text:p>0.085714285714286</text:p>
          </table:table-cell>
          <table:table-cell table:formula="of:=[.D10]/SUM([.B10]+[.D10])" office:value-type="float" office:value="0.1" calcext:value-type="float">
            <text:p>0.1</text:p>
          </table:table-cell>
          <table:table-cell table:formula="of:=([.A10]+[.C10])/([.B10]+[.D10])" office:value-type="float" office:value="0.875" calcext:value-type="float">
            <text:p>0.875</text:p>
          </table:table-cell>
          <table:table-cell table:formula="of:=([.B10]+[.D10])/SUM([.A10:.D10])" office:value-type="float" office:value="0.533333333333333" calcext:value-type="float">
            <text:p>0.533333333333333</text:p>
          </table:table-cell>
          <table:table-cell/>
          <table:table-cell table:formula="of:=[.H10]/SUM([.F10]+[.H10])" office:value-type="float" office:value="0.0714285714285714" calcext:value-type="float">
            <text:p>0.071428571428572</text:p>
          </table:table-cell>
          <table:table-cell table:formula="of:=[.I10]/SUM([.G10]+[.I10])" office:value-type="float" office:value="0.181818181818182" calcext:value-type="float">
            <text:p>0.181818181818182</text:p>
          </table:table-cell>
          <table:table-cell table:formula="of:=([.F10]+[.H10])/([.G10]+[.I10])" office:value-type="float" office:value="1.27272727272727" calcext:value-type="float">
            <text:p>1.27272727272727</text:p>
          </table:table-cell>
          <table:table-cell table:formula="of:=([.G10]+[.I10])/SUM([.F10:.I10])" office:value-type="float" office:value="0.44" calcext:value-type="float">
            <text:p>0.44</text:p>
          </table:table-cell>
          <table:table-cell table:number-columns-repeated="1015"/>
        </table:table-row>
        <table:table-row table:style-name="ro1">
          <table:table-cell table:formula="of:=[.C11]/SUM([.A11]+[.C11])" office:value-type="float" office:value="0.193548387096774" calcext:value-type="float">
            <text:p>0.193548387096774</text:p>
          </table:table-cell>
          <table:table-cell table:formula="of:=[.D11]/SUM([.B11]+[.D11])" office:value-type="float" office:value="0.0645161290322581" calcext:value-type="float">
            <text:p>0.064516129032258</text:p>
          </table:table-cell>
          <table:table-cell table:formula="of:=([.A11]+[.C11])/([.B11]+[.D11])" office:value-type="float" office:value="1" calcext:value-type="float">
            <text:p>1</text:p>
          </table:table-cell>
          <table:table-cell table:formula="of:=([.B11]+[.D11])/SUM([.A11:.D11])" office:value-type="float" office:value="0.5" calcext:value-type="float">
            <text:p>0.5</text:p>
          </table:table-cell>
          <table:table-cell/>
          <table:table-cell table:formula="of:=[.H11]/SUM([.F11]+[.H11])" office:value-type="float" office:value="0.269230769230769" calcext:value-type="float">
            <text:p>0.269230769230769</text:p>
          </table:table-cell>
          <table:table-cell table:formula="of:=[.I11]/SUM([.G11]+[.I11])" office:value-type="float" office:value="0.133333333333333" calcext:value-type="float">
            <text:p>0.133333333333333</text:p>
          </table:table-cell>
          <table:table-cell table:formula="of:=([.F11]+[.H11])/([.G11]+[.I11])" office:value-type="float" office:value="0.866666666666667" calcext:value-type="float">
            <text:p>0.866666666666667</text:p>
          </table:table-cell>
          <table:table-cell table:formula="of:=([.G11]+[.I11])/SUM([.F11:.I11])" office:value-type="float" office:value="0.535714285714286" calcext:value-type="float">
            <text:p>0.535714285714286</text:p>
          </table:table-cell>
          <table:table-cell table:number-columns-repeated="1015"/>
        </table:table-row>
        <table:table-row table:style-name="ro1">
          <table:table-cell table:formula="of:=[.C12]/SUM([.A12]+[.C12])" office:value-type="float" office:value="0.0769230769230769" calcext:value-type="float">
            <text:p>0.076923076923077</text:p>
          </table:table-cell>
          <table:table-cell table:formula="of:=[.D12]/SUM([.B12]+[.D12])" office:value-type="float" office:value="0.0869565217391304" calcext:value-type="float">
            <text:p>0.086956521739131</text:p>
          </table:table-cell>
          <table:table-cell table:formula="of:=([.A12]+[.C12])/([.B12]+[.D12])" office:value-type="float" office:value="1.1304347826087" calcext:value-type="float">
            <text:p>1.1304347826087</text:p>
          </table:table-cell>
          <table:table-cell table:formula="of:=([.B12]+[.D12])/SUM([.A12:.D12])" office:value-type="float" office:value="0.469387755102041" calcext:value-type="float">
            <text:p>0.469387755102041</text:p>
          </table:table-cell>
          <table:table-cell table:number-columns-repeated="1020"/>
        </table:table-row>
        <table:table-row table:style-name="ro1">
          <table:table-cell table:formula="of:=[.C13]/SUM([.A13]+[.C13])" office:value-type="float" office:value="0.0625" calcext:value-type="float">
            <text:p>0.0625</text:p>
          </table:table-cell>
          <table:table-cell table:formula="of:=[.D13]/SUM([.B13]+[.D13])" office:value-type="float" office:value="0.133333333333333" calcext:value-type="float">
            <text:p>0.133333333333333</text:p>
          </table:table-cell>
          <table:table-cell table:formula="of:=([.A13]+[.C13])/([.B13]+[.D13])" office:value-type="float" office:value="1.06666666666667" calcext:value-type="float">
            <text:p>1.06666666666667</text:p>
          </table:table-cell>
          <table:table-cell table:formula="of:=([.B13]+[.D13])/SUM([.A13:.D13])" office:value-type="float" office:value="0.483870967741936" calcext:value-type="float">
            <text:p>0.483870967741936</text:p>
          </table:table-cell>
          <table:table-cell/>
          <table:table-cell table:formula="of:=[.H13]/SUM([.F13]+[.H13])" office:value-type="float" office:value="0.0689655172413793" calcext:value-type="float">
            <text:p>0.068965517241379</text:p>
          </table:table-cell>
          <table:table-cell table:formula="of:=[.I13]/SUM([.G13]+[.I13])" office:value-type="float" office:value="0.0694444444444444" calcext:value-type="float">
            <text:p>0.069444444444445</text:p>
          </table:table-cell>
          <table:table-cell table:formula="of:=([.F13]+[.H13])/([.G13]+[.I13])" office:value-type="float" office:value="1.8125" calcext:value-type="float">
            <text:p>1.8125</text:p>
          </table:table-cell>
          <table:table-cell table:formula="of:=([.G13]+[.I13])/SUM([.F13:.I13])" office:value-type="float" office:value="0.355555555555556" calcext:value-type="float">
            <text:p>0.35555555555555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formula="of:=[.C15]/SUM([.A15]+[.C15])" office:value-type="float" office:value="0.0780399274047187" calcext:value-type="float">
            <text:p>0.078039927404719</text:p>
          </table:table-cell>
          <table:table-cell table:formula="of:=[.D15]/SUM([.B15]+[.D15])" office:value-type="float" office:value="0.0901162790697674" calcext:value-type="float">
            <text:p>0.090116279069768</text:p>
          </table:table-cell>
          <table:table-cell table:formula="of:=([.A15]+[.C15])/([.B15]+[.D15])" office:value-type="float" office:value="1.60174418604651" calcext:value-type="float">
            <text:p>1.60174418604651</text:p>
          </table:table-cell>
          <table:table-cell table:formula="of:=([.B15]+[.D15])/SUM([.A15:.D15])" office:value-type="float" office:value="0.384357541899441" calcext:value-type="float">
            <text:p>0.38435754189944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15:42:29.698838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1T15:48:47.124269641</dc:date>
    <meta:editing-duration>P1DT4H6M52S</meta:editing-duration>
    <meta:editing-cycles>28</meta:editing-cycles>
    <meta:generator>LibreOffice/6.4.7.2$Linux_X86_64 LibreOffice_project/40$Build-2</meta:generator>
    <dc:creator>Martin Dominguez</dc:creator>
    <meta:document-statistic meta:table-count="2" meta:cell-count="772" meta:object-count="0"/>
  </office:meta>
</office:document-meta>
</file>